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2.56cm" fo:min-width="3.144cm" fo:padding-top="0.142cm" fo:padding-bottom="0.142cm" fo:padding-left="0.267cm" fo:padding-right="0.267cm"/>
    </style:style>
    <style:style style:name="gr2" style:family="graphic" style:parent-style-name="standard">
      <style:graphic-properties svg:stroke-width="0.018cm" svg:stroke-color="#000000" draw:marker-start-width="0.027cm" draw:marker-end-width="0.027cm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Dashed_20__28_var_29_" svg:stroke-width="0.011cm" svg:stroke-color="#000000" draw:marker-start-width="0.017cm" draw:marker-end-width="0.017cm" draw:fill="none" draw:textarea-vertical-align="middle" fo:padding-top="0.131cm" fo:padding-bottom="0.131cm" fo:padding-left="0.256cm" fo:padding-right="0.256cm"/>
    </style:style>
    <style:style style:name="gr4" style:family="graphic" style:parent-style-name="objectwithoutfill">
      <style:graphic-properties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027cm" draw:marker-end-width="0.0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999999" draw:marker-start-width="0.027cm" draw:marker-end-width="0.027cm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Dashed_20__28_var_29_" svg:stroke-width="0.011cm" svg:stroke-color="#000000" draw:marker-start-width="0.016cm" draw:marker-end-width="0.016cm" draw:fill="none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8cm" svg:stroke-color="#000000" draw:marker-start-width="0.027cm" draw:marker-end-width="0.027cm" draw:fill-color="#8ccfb7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18cm" svg:stroke-color="#000000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8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7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61cm" fo:min-width="0.317cm" fo:padding-top="0.139cm" fo:padding-bottom="0.139cm" fo:padding-left="0.264cm" fo:padding-right="0.264cm"/>
    </style:style>
    <style:style style:name="gr13" style:family="graphic" style:parent-style-name="standard">
      <style:graphic-properties svg:stroke-width="0.018cm" svg:stroke-color="#000000" draw:marker-start-width="0.027cm" draw:marker-end-width="0.027cm" draw:fill="solid" draw:fill-color="#729fcf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027cm" draw:marker-end-width="0.027cm" draw:fill-color="#f9a87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000000" draw:marker-start-width="0.027cm" draw:marker-end="Rounded_20_short_20_Arrow" draw:marker-end-width="0.051cm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="Rounded_20_short_20_Arrow" draw:marker-start-width="0.051cm" draw:marker-end-width="0.027cm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.4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.5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2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722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3.126cm" fo:min-width="2.307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7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794cm"/>
    </style:style>
    <style:style style:name="gr25" style:family="graphic" style:parent-style-name="standard">
      <style:graphic-properties svg:stroke-width="0.028cm" svg:stroke-color="#000000" draw:marker-start-width="0.042cm" draw:marker-end-width="0.042cm" draw:fill-color="#bcaed5" draw:textarea-horizontal-align="justify" draw:textarea-vertical-align="middle" draw:auto-grow-height="false" fo:min-height="0.23cm" fo:min-width="0.869cm" fo:padding-top="0.139cm" fo:padding-bottom="0.139cm" fo:padding-left="0.264cm" fo:padding-right="0.264cm"/>
    </style:style>
    <style:style style:name="gr26" style:family="graphic" style:parent-style-name="standard">
      <style:graphic-properties svg:stroke-width="0.018cm" svg:stroke-color="#000000" draw:marker-start-width="0.027cm" draw:marker-end-width="0.0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28" style:family="graphic" style:parent-style-name="standard">
      <style:graphic-properties svg:stroke-width="0.018cm" svg:stroke-color="#000000" draw:marker-start-width="0.027cm" draw:marker-end-width="0.027cm" draw:fill="solid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18cm" svg:stroke-color="#000000" draw:marker-start-width="0.027cm" draw:marker-end="" draw:marker-end-width="0.078cm" draw:fill="none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38cm"/>
    </style:style>
    <style:style style:name="gr31" style:family="graphic" style:parent-style-name="standard">
      <style:graphic-properties svg:stroke-color="#ed1c24" draw:textarea-vertical-align="middle"/>
    </style:style>
    <style:style style:name="gr32" style:family="graphic" style:parent-style-name="objectwithoutfill">
      <style:graphic-properties svg:stroke-color="#ed1c24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7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3.885cm" fo:min-width="3.164cm" fo:padding-top="0.142cm" fo:padding-bottom="0.142cm" fo:padding-left="0.267cm" fo:padding-right="0.267cm"/>
    </style:style>
    <style:style style:name="gr36" style:family="graphic" style:parent-style-name="standard">
      <style:graphic-properties svg:stroke-width="0.018cm" svg:stroke-color="#000000" draw:marker-start-width="0.027cm" draw:marker-end-width="0.027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.794cm"/>
    </style:style>
    <style:style style:name="gr3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794cm"/>
    </style:style>
    <style:style style:name="gr41" style:family="graphic" style:parent-style-name="standard">
      <style:graphic-properties svg:stroke-width="0.028cm" svg:stroke-color="#000000" draw:marker-start-width="0.042cm" draw:marker-end-width="0.042cm" draw:fill-color="#bd7cb5" draw:textarea-horizontal-align="justify" draw:textarea-vertical-align="middle" draw:auto-grow-height="false" fo:min-height="0.692cm" fo:min-width="0.669cm" fo:padding-top="0.139cm" fo:padding-bottom="0.139cm" fo:padding-left="0.264cm" fo:padding-right="0.2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53cm"/>
    </style:style>
    <style:style style:name="gr43" style:family="graphic" style:parent-style-name="standard">
      <style:graphic-properties svg:stroke-width="0.028cm" svg:stroke-color="#000000" draw:marker-start-width="0.242cm" draw:marker-end-width="0.242cm" draw:fill="solid" draw:fill-color="#7da7d8" draw:textarea-horizontal-align="justify" draw:textarea-vertical-align="middle" draw:auto-grow-height="false" fo:min-height="1.5cm" fo:min-width="0.704cm" fo:padding-top="0.139cm" fo:padding-bottom="0.139cm" fo:padding-left="0.264cm" fo:padding-right="0.264cm"/>
    </style:style>
    <style:style style:name="gr44" style:family="graphic" style:parent-style-name="standard">
      <style:graphic-properties svg:stroke-width="0.028cm" svg:stroke-color="#000000" draw:marker-start-width="0.042cm" draw:marker-end-width="0.042cm" draw:fill-color="#f9a870" draw:textarea-horizontal-align="justify" draw:textarea-vertical-align="middle" draw:auto-grow-height="false" fo:min-height="0.206cm" fo:min-width="1.244cm" fo:padding-top="0.139cm" fo:padding-bottom="0.139cm" fo:padding-left="0.264cm" fo:padding-right="0.264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491cm" fo:min-width="0.355cm" fo:padding-top="0.142cm" fo:padding-bottom="0.142cm" fo:padding-left="0.267cm" fo:padding-right="0.267cm"/>
    </style:style>
    <style:style style:name="gr46" style:family="graphic" style:parent-style-name="objectwithoutfill">
      <style:graphic-properties draw:stroke="dash" draw:stroke-dash="Fine_20_Dashed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svg:stroke-width="0.028cm" svg:stroke-color="#000000" draw:marker-start-width="0.042cm" draw:marker-end-width="0.042cm" draw:fill-color="#89c765" draw:textarea-horizontal-align="justify" draw:textarea-vertical-align="middle" draw:auto-grow-height="false" fo:min-height="0.584cm" fo:min-width="0.869cm" fo:padding-top="0.139cm" fo:padding-bottom="0.139cm" fo:padding-left="0.264cm" fo:padding-right="0.264cm"/>
    </style:style>
    <style:style style:name="gr48" style:family="graphic" style:parent-style-name="standard">
      <style:graphic-properties svg:stroke-width="0.018cm" svg:stroke-color="#000000" draw:marker-start-width="0.227cm" draw:marker-end="Rounded_20_short_20_Arrow" draw:marker-end-width="0.102cm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svg:stroke-width="0.018cm" svg:stroke-color="#000000" draw:marker-start-width="0.227cm" draw:marker-end="Rounded_20_short_20_Arrow" draw:marker-end-width="0.102cm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svg:stroke-width="0.018cm" svg:stroke-color="#808080" draw:marker-start="Rounded_20_short_20_Arrow" draw:marker-start-width="0.078cm" draw:marker-end="" draw:marker-end-width="0.227cm" draw:textarea-vertical-align="middle" fo:padding-top="0.134cm" fo:padding-bottom="0.134cm" fo:padding-left="0.259cm" fo:padding-right="0.259cm"/>
    </style:style>
    <style:style style:name="gr51" style:family="graphic" style:parent-style-name="standard">
      <style:graphic-properties svg:stroke-width="0.018cm" svg:stroke-color="#808080" draw:marker-start-width="0.227cm" draw:marker-end-width="0.227cm" draw:textarea-vertical-align="middle" fo:padding-top="0.134cm" fo:padding-bottom="0.134cm" fo:padding-left="0.259cm" fo:padding-right="0.259cm"/>
    </style:style>
    <style:style style:name="gr52" style:family="graphic" style:parent-style-name="objectwithoutfill">
      <style:graphic-properties svg:stroke-width="0.018cm" svg:stroke-color="#808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3" style:family="graphic" style:parent-style-name="objectwithoutfill">
      <style:graphic-properties svg:stroke-width="0.018cm" svg:stroke-color="#808080" draw:marker-start="" draw:marker-start-width="0.227cm" draw:marker-end="Rounded_20_short_20_Arrow" draw:marker-end-width="0.078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4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794cm"/>
    </style:style>
    <style:style style:name="gr56" style:family="graphic" style:parent-style-name="standard">
      <style:graphic-properties svg:stroke-width="0.028cm" svg:stroke-color="#000000" draw:marker-start-width="0.042cm" draw:marker-end-width="0.042cm" draw:fill-color="#f9a870" draw:textarea-horizontal-align="justify" draw:textarea-vertical-align="middle" draw:auto-grow-height="false" fo:min-height="0.212cm" fo:min-width="1.25cm" fo:padding-top="0.139cm" fo:padding-bottom="0.139cm" fo:padding-left="0.264cm" fo:padding-right="0.264cm"/>
    </style:style>
    <style:style style:name="gr57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58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59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0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4.062cm" fo:min-width="4.493cm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80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764cm"/>
    </style:style>
    <style:style style:name="gr63" style:family="graphic" style:parent-style-name="standard">
      <style:graphic-properties draw:stroke="solid" svg:stroke-width="0.018cm" svg:stroke-color="#000000" draw:marker-start-width="0.227cm" draw:marker-end-width="0.227cm" draw:fill="solid" draw:fill-color="#f37b70" draw:textarea-horizontal-align="justify" draw:textarea-vertical-align="middle" draw:auto-grow-height="false" fo:min-height="0.475cm" fo:min-width="0.228cm" fo:padding-top="0.134cm" fo:padding-bottom="0.134cm" fo:padding-left="0.259cm" fo:padding-right="0.259cm"/>
    </style:style>
    <style:style style:name="gr6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158cm" fo:min-width="0.353cm"/>
    </style:style>
    <style:style style:name="gr65" style:family="graphic" style:parent-style-name="standard">
      <style:graphic-properties svg:stroke-width="0.018cm" svg:stroke-color="#000000" draw:marker-start-width="0.027cm" draw:marker-end-width="0.027cm" draw:fill-color="#bd7cb5" draw:textarea-horizontal-align="justify" draw:textarea-vertical-align="middle" draw:auto-grow-height="false" fo:min-height="0.621cm" fo:min-width="1.017cm" fo:padding-top="0.134cm" fo:padding-bottom="0.134cm" fo:padding-left="0.259cm" fo:padding-right="0.259cm"/>
    </style:style>
    <style:style style:name="gr66" style:family="graphic" style:parent-style-name="standard">
      <style:graphic-properties svg:stroke-width="0.028cm" svg:stroke-color="#000000" draw:marker-start-width="0.242cm" draw:marker-end-width="0.242cm" draw:fill="solid" draw:fill-color="#7da7d8" draw:textarea-horizontal-align="justify" draw:textarea-vertical-align="middle" draw:auto-grow-height="false" fo:min-height="0.782cm" fo:min-width="0.601cm" fo:padding-top="0.139cm" fo:padding-bottom="0.139cm" fo:padding-left="0.264cm" fo:padding-right="0.264cm"/>
    </style:style>
    <style:style style:name="gr67" style:family="graphic" style:parent-style-name="standard">
      <style:graphic-properties svg:stroke-width="0.028cm" svg:stroke-color="#000000" draw:marker-start-width="0.042cm" draw:marker-end-width="0.042cm" draw:fill-color="#f9a870" draw:textarea-horizontal-align="justify" draw:textarea-vertical-align="middle" draw:auto-grow-height="false" fo:min-height="0.159cm" fo:min-width="0.532cm" fo:padding-top="0.139cm" fo:padding-bottom="0.139cm" fo:padding-left="0.264cm" fo:padding-right="0.264cm"/>
    </style:style>
    <style:style style:name="gr68" style:family="graphic" style:parent-style-name="standard">
      <style:graphic-properties svg:stroke-width="0.018cm" svg:stroke-color="#666666" draw:marker-start-width="0.227cm" draw:marker-end-width="0.227cm" draw:fill-color="#000000" draw:textarea-vertical-align="middle" fo:padding-top="0.134cm" fo:padding-bottom="0.134cm" fo:padding-left="0.259cm" fo:padding-right="0.259cm"/>
    </style:style>
    <style:style style:name="gr69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0" style:family="graphic" style:parent-style-name="standard">
      <style:graphic-properties svg:stroke-width="0.028cm" svg:stroke-color="#000000" draw:marker-start-width="0.042cm" draw:marker-end-width="0.042cm" draw:fill-color="#89c765" draw:textarea-horizontal-align="justify" draw:textarea-vertical-align="middle" draw:auto-grow-height="false" fo:min-height="0.483cm" fo:min-width="0.869cm" fo:padding-top="0.139cm" fo:padding-bottom="0.139cm" fo:padding-left="0.264cm" fo:padding-right="0.264cm"/>
    </style:style>
    <style:style style:name="gr71" style:family="graphic" style:parent-style-name="standard">
      <style:graphic-properties svg:stroke-width="0.018cm" svg:stroke-color="#666666" draw:marker-start-width="0.227cm" draw:marker-end-width="0.227cm" draw:textarea-vertical-align="middle" fo:padding-top="0.134cm" fo:padding-bottom="0.134cm" fo:padding-left="0.259cm" fo:padding-right="0.259cm"/>
    </style:style>
    <style:style style:name="gr7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64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ccfb7"/>
      <style:paragraph-properties fo:text-align="center"/>
      <style:text-properties fo:font-size="10pt" style:font-size-asian="13pt" style:font-size-complex="13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10" style:family="paragraph">
      <loext:graphic-properties draw:fill="solid" draw:fill-color="#729fcf"/>
      <style:paragraph-properties fo:text-align="center"/>
      <style:text-properties fo:font-size="8pt" style:font-size-asian="10pt" style:font-size-complex="10pt"/>
    </style:style>
    <style:style style:name="P11" style:family="paragraph">
      <loext:graphic-properties draw:fill-color="#f9a870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paragraph-properties fo:text-align="end"/>
      <style:text-properties fo:font-size="4pt" style:font-size-asian="12pt" style:font-size-complex="12pt"/>
    </style:style>
    <style:style style:name="P13" style:family="paragraph">
      <loext:graphic-properties draw:fill="none" draw:fill-color="#ffffff"/>
      <style:paragraph-properties fo:text-align="start"/>
      <style:text-properties fo:font-size="4pt" style:font-size-asian="12pt" style:font-size-complex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="none" draw:fill-color="#ffffff"/>
      <style:text-properties fo:font-size="8pt" style:font-size-asian="10pt" style:font-size-complex="10pt"/>
    </style:style>
    <style:style style:name="P16" style:family="paragraph">
      <loext:graphic-properties draw:fill-color="#bcaed5"/>
      <style:paragraph-properties fo:text-align="center"/>
      <style:text-properties fo:font-size="10pt"/>
    </style:style>
    <style:style style:name="P17" style:family="paragraph">
      <loext:graphic-properties draw:fill="none" draw:fill-color="#ffffff"/>
      <style:text-properties fo:font-size="4pt"/>
    </style:style>
    <style:style style:name="P18" style:family="paragraph">
      <loext:graphic-properties draw:fill="solid" draw:fill-color="#ffffff"/>
      <style:paragraph-properties fo:text-align="center"/>
      <style:text-properties fo:font-size="8pt" style:font-size-asian="10pt" style:font-size-complex="10pt"/>
    </style:style>
    <style:style style:name="P19" style:family="paragraph">
      <loext:graphic-properties draw:fill-color="#bd7cb5"/>
      <style:paragraph-properties fo:text-align="center"/>
      <style:text-properties fo:font-size="9pt"/>
    </style:style>
    <style:style style:name="P20" style:family="paragraph">
      <loext:graphic-properties draw:fill="solid" draw:fill-color="#7da7d8"/>
      <style:paragraph-properties fo:text-align="center"/>
      <style:text-properties fo:font-size="9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f9a870"/>
      <style:paragraph-properties fo:margin-left="0cm" fo:margin-right="0cm" fo:text-align="center" fo:text-indent="0cm"/>
      <style:text-properties fo:font-size="9pt"/>
    </style:style>
    <style:style style:name="P23" style:family="paragraph">
      <loext:graphic-properties draw:fill="solid" draw:fill-color="#f37b70"/>
      <style:paragraph-properties fo:text-align="center"/>
      <style:text-properties fo:font-size="9pt"/>
    </style:style>
    <style:style style:name="P24" style:family="paragraph">
      <loext:graphic-properties draw:fill="none" draw:fill-color="#ffffff"/>
      <style:paragraph-properties fo:text-align="end"/>
      <style:text-properties fo:font-size="4pt" style:font-size-asian="6pt" style:font-size-complex="6pt"/>
    </style:style>
    <style:style style:name="P25" style:family="paragraph">
      <loext:graphic-properties draw:fill-color="#89c765"/>
      <style:paragraph-properties fo:text-align="center"/>
      <style:text-properties fo:font-size="9pt"/>
    </style:style>
    <style:style style:name="P26" style:family="paragraph">
      <style:paragraph-properties fo:text-align="center"/>
      <style:text-properties fo:font-size="4pt"/>
    </style:style>
    <style:style style:name="P27" style:family="paragraph">
      <loext:graphic-properties draw:fill="none" draw:fill-color="#ffffff"/>
      <style:text-properties fo:font-size="10pt"/>
    </style:style>
    <style:style style:name="P28" style:family="paragraph">
      <loext:graphic-properties draw:fill="solid" draw:fill-color="#f37b70"/>
      <style:paragraph-properties fo:text-align="center"/>
      <style:text-properties fo:font-size="8pt"/>
    </style:style>
    <style:style style:name="P29" style:family="paragraph">
      <loext:graphic-properties draw:fill-color="#bd7cb5"/>
      <style:paragraph-properties fo:text-align="center"/>
      <style:text-properties fo:font-size="10pt"/>
    </style:style>
    <style:style style:name="P30" style:family="paragraph">
      <loext:graphic-properties draw:fill="solid" draw:fill-color="#7da7d8"/>
      <style:paragraph-properties fo:text-align="center"/>
      <style:text-properties fo:font-size="8pt"/>
    </style:style>
    <style:style style:name="P31" style:family="paragraph">
      <loext:graphic-properties draw:fill-color="#f9a870"/>
      <style:paragraph-properties fo:margin-left="0cm" fo:margin-right="0cm" fo:text-align="center" fo:text-indent="0cm"/>
      <style:text-properties fo:font-size="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-color="#666666"/>
      <style:paragraph-properties fo:text-align="center"/>
    </style:style>
    <style:style style:name="T1" style:family="text">
      <style:text-properties fo:font-size="8pt" style:font-size-asian="13pt" style:font-size-complex="13pt"/>
    </style:style>
    <style:style style:name="T2" style:family="text">
      <style:text-properties fo:font-size="10pt" style:font-size-asian="13pt" style:font-size-complex="1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4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10pt"/>
    </style:style>
    <style:style style:name="T8" style:family="text">
      <style:text-properties fo:font-size="4pt"/>
    </style:style>
    <style:style style:name="T9" style:family="text">
      <style:text-properties fo:font-size="9pt"/>
    </style:style>
    <style:style style:name="T10" style:family="text">
      <style:text-properties fo:font-size="4pt" style:font-size-asian="6pt" style:font-size-complex="6pt"/>
    </style:style>
    <style:style style:name="T1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24cm" svg:height="2.99cm" svg:x="3.825cm" svg:y="2.709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0.381cm" svg:height="0.381cm" svg:x="4.333cm" svg:y="3.286cm">
          <text:p text:style-name="P2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381cm" svg:height="0.381cm" svg:x="4.601cm" svg:y="3.667cm">
          <text:p text:style-name="P2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381cm" svg:height="0.381cm" svg:x="5.49cm" svg:y="4.937cm">
          <text:p text:style-name="P2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0.381cm" svg:height="0.381cm" svg:x="4.855cm" svg:y="4.048cm">
          <text:p text:style-name="P2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12cm" svg:y1="4.505cm" svg:x2="5.457cm" svg:y2="4.855cm">
          <text:p/>
        </draw:line>
        <draw:connector draw:style-name="gr4" draw:text-style-name="P4" draw:layer="layout" draw:type="lines" svg:x1="3.114cm" svg:y1="3.478cm" svg:x2="4.333cm" svg:y2="3.477cm" draw:end-shape="id1" draw:end-glue-point="6" svg:d="M3114 3478l709-1h510" svg:viewBox="0 0 1220 2">
          <text:p/>
        </draw:connector>
        <draw:connector draw:style-name="gr5" draw:text-style-name="P2" draw:layer="layout" draw:line-skew="0.389cm" svg:x1="4.601cm" svg:y1="3.858cm" svg:x2="4.333cm" svg:y2="3.477cm" draw:start-shape="id2" draw:start-glue-point="6" draw:end-shape="id1" draw:end-glue-point="6" svg:d="M4601 3858h-389v-381h121" svg:viewBox="0 0 390 382">
          <text:p/>
        </draw:connector>
        <draw:connector draw:style-name="gr5" draw:text-style-name="P2" draw:layer="layout" draw:line-skew="0.389cm" svg:x1="4.855cm" svg:y1="4.239cm" svg:x2="4.333cm" svg:y2="3.477cm" draw:start-shape="id3" draw:start-glue-point="6" draw:end-shape="id1" draw:end-glue-point="6" svg:d="M4855 4239h-643v-762h121" svg:viewBox="0 0 644 763">
          <text:p/>
        </draw:connector>
        <draw:connector draw:style-name="gr5" draw:text-style-name="P2" draw:layer="layout" draw:line-skew="0.389cm" svg:x1="5.49cm" svg:y1="5.128cm" svg:x2="4.333cm" svg:y2="3.477cm" draw:start-shape="id4" draw:start-glue-point="6" draw:end-shape="id1" draw:end-glue-point="6" svg:d="M5490 5128h-1278v-1651h121" svg:viewBox="0 0 1279 1652">
          <text:p/>
        </draw:connector>
        <draw:line draw:style-name="gr3" draw:text-style-name="P4" draw:layer="layout" svg:x1="4.346cm" svg:y1="4.429cm" svg:x2="4.346cm" svg:y2="4.916cm">
          <text:p/>
        </draw:line>
        <draw:connector draw:style-name="gr6" draw:text-style-name="P2" draw:layer="layout" draw:line-skew="-0.509cm 0.51cm" svg:x1="4.524cm" svg:y1="3.667cm" svg:x2="3.076cm" svg:y2="5.429cm" draw:start-shape="id1" draw:start-glue-point="8" draw:end-shape="id5" draw:end-glue-point="3" svg:d="M4524 3667v1782h-1447v-20h-1" svg:viewBox="0 0 1449 1783">
          <text:p/>
        </draw:connector>
        <draw:connector draw:style-name="gr6" draw:text-style-name="P2" xml:id="id5" draw:id="id5" draw:layer="layout" draw:line-skew="0.456cm" svg:x1="4.792cm" svg:y1="4.048cm" svg:x2="3.076cm" svg:y2="5.429cm" draw:start-shape="id2" draw:start-glue-point="8" svg:d="M4792 4048v1401h-1716v-20" svg:viewBox="0 0 1717 1402">
          <text:p/>
        </draw:connector>
        <draw:connector draw:style-name="gr6" draw:text-style-name="P2" xml:id="id6" draw:id="id6" draw:layer="layout" draw:line-skew="-0.509cm" svg:x1="5.046cm" svg:y1="4.429cm" svg:x2="3.934cm" svg:y2="5.449cm" draw:start-shape="id3" draw:start-glue-point="8" draw:end-shape="id5" draw:end-glue-point="0" svg:d="M5046 4429v1020h-1112" svg:viewBox="0 0 1113 1021">
          <text:p/>
        </draw:connector>
        <draw:connector draw:style-name="gr6" draw:text-style-name="P2" draw:layer="layout" draw:line-skew="-0.509cm" svg:x1="5.681cm" svg:y1="5.318cm" svg:x2="4.49cm" svg:y2="5.449cm" draw:start-shape="id4" draw:start-glue-point="8" draw:end-shape="id6" draw:end-glue-point="0" svg:d="M5681 5318v131h-1191" svg:viewBox="0 0 1192 132">
          <text:p/>
        </draw:connector>
        <draw:line draw:style-name="gr7" draw:text-style-name="P4" draw:layer="layout" svg:x1="5.423cm" svg:y1="5.37cm" svg:x2="5.098cm" svg:y2="5.37cm">
          <text:p/>
        </draw:line>
        <draw:custom-shape draw:style-name="gr8" draw:text-style-name="P5" xml:id="id7" draw:id="id7" draw:layer="layout" svg:width="0.381cm" svg:height="0.381cm" svg:x="5.236cm" svg:y="3.286cm">
          <text:p text:style-name="P2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8" draw:id="id8" draw:layer="layout" svg:width="0.381cm" svg:height="0.381cm" svg:x="5.871cm" svg:y="3.286cm">
          <text:p text:style-name="P2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9" draw:id="id9" draw:layer="layout" svg:width="0.381cm" svg:height="0.381cm" svg:x="7.087cm" svg:y="3.286cm">
          <text:p text:style-name="P2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497cm" svg:y1="3.479cm" svg:x2="6.849cm" svg:y2="3.479cm">
          <text:p/>
        </draw:line>
        <draw:connector draw:style-name="gr5" draw:text-style-name="P2" draw:layer="layout" svg:x1="4.714cm" svg:y1="3.477cm" svg:x2="5.236cm" svg:y2="3.477cm" draw:start-shape="id1" draw:start-glue-point="10" draw:end-shape="id7" draw:end-glue-point="6" svg:d="M4714 3477h522" svg:viewBox="0 0 523 1">
          <text:p/>
        </draw:connector>
        <draw:connector draw:style-name="gr5" draw:text-style-name="P2" draw:layer="layout" svg:x1="4.982cm" svg:y1="3.858cm" svg:x2="5.427cm" svg:y2="3.667cm" draw:start-shape="id2" draw:start-glue-point="10" draw:end-shape="id7" draw:end-glue-point="8" svg:d="M4982 3858h445v-191" svg:viewBox="0 0 446 192">
          <text:p/>
        </draw:connector>
        <draw:connector draw:style-name="gr5" draw:text-style-name="P2" draw:layer="layout" svg:x1="5.236cm" svg:y1="4.239cm" svg:x2="6.062cm" svg:y2="3.667cm" draw:start-shape="id3" draw:start-glue-point="10" draw:end-shape="id8" draw:end-glue-point="8" svg:d="M5236 4239h826v-572" svg:viewBox="0 0 827 573">
          <text:p/>
        </draw:connector>
        <draw:connector draw:style-name="gr5" draw:text-style-name="P2" draw:layer="layout" svg:x1="5.617cm" svg:y1="3.477cm" svg:x2="5.871cm" svg:y2="3.477cm" draw:start-shape="id7" draw:start-glue-point="10" draw:end-shape="id8" draw:end-glue-point="6" svg:d="M5617 3477h254" svg:viewBox="0 0 255 1">
          <text:p/>
        </draw:connector>
        <draw:connector draw:style-name="gr9" draw:text-style-name="P4" draw:layer="layout" draw:type="line" svg:x1="6.252cm" svg:y1="3.477cm" svg:x2="6.359cm" svg:y2="3.478cm" draw:start-shape="id8" draw:start-glue-point="10" svg:d="M6252 3477l107 1" svg:viewBox="0 0 108 2">
          <text:p/>
        </draw:connector>
        <draw:connector draw:style-name="gr9" draw:text-style-name="P4" draw:layer="layout" draw:type="line" svg:x1="7.087cm" svg:y1="3.477cm" svg:x2="7.015cm" svg:y2="3.477cm" draw:start-shape="id9" draw:start-glue-point="6" svg:d="M7087 3477h-72" svg:viewBox="0 0 73 1">
          <text:p/>
        </draw:connector>
        <draw:connector draw:style-name="gr5" draw:text-style-name="P2" draw:layer="layout" svg:x1="5.871cm" svg:y1="5.128cm" svg:x2="7.278cm" svg:y2="3.667cm" draw:start-shape="id4" draw:start-glue-point="10" draw:end-shape="id9" draw:end-glue-point="8" svg:d="M5871 5128h1407v-1461" svg:viewBox="0 0 1408 1462">
          <text:p/>
        </draw:connector>
        <draw:connector draw:style-name="gr4" draw:text-style-name="P4" draw:layer="layout" draw:type="line" svg:x1="7.468cm" svg:y1="3.477cm" svg:x2="8.455cm" svg:y2="3.472cm" draw:start-shape="id9" draw:start-glue-point="10" svg:d="M7468 3477l987-5" svg:viewBox="0 0 988 6">
          <text:p/>
        </draw:connector>
        <draw:line draw:style-name="gr3" draw:text-style-name="P4" draw:layer="layout" svg:x1="6.378cm" svg:y1="4.235cm" svg:x2="6.98cm" svg:y2="4.235cm">
          <text:p/>
        </draw:line>
        <draw:line draw:style-name="gr3" draw:text-style-name="P4" draw:layer="layout" svg:x1="6.054cm" svg:y1="4.429cm" svg:x2="6.054cm" svg:y2="4.916cm">
          <text:p/>
        </draw:line>
        <draw:frame draw:style-name="gr10" draw:text-style-name="P7" draw:layer="layout" svg:width="1.306cm" svg:height="0.727cm" svg:x="2.661cm" svg:y="2.844cm">
          <draw:text-box>
            <text:p text:style-name="P6"><text:span text:style-name="T3">Image</text:span></text:p>
            <text:p text:style-name="P6"><text:span text:style-name="T3">Neurons</text:span></text:p>
          </draw:text-box>
        </draw:frame>
        <draw:frame draw:style-name="gr11" draw:text-style-name="P7" draw:layer="layout" svg:width="1.264cm" svg:height="0.727cm" svg:x="2.696cm" svg:y="4.81cm">
          <draw:text-box>
            <text:p text:style-name="P6"><text:span text:style-name="T3">Kernel</text:span></text:p>
            <text:p text:style-name="P6"><text:span text:style-name="T3">Weights</text:span></text:p>
          </draw:text-box>
        </draw:frame>
        <draw:frame draw:style-name="gr10" draw:text-style-name="P9" draw:layer="layout" svg:width="1.306cm" svg:height="0.727cm" svg:x="7.568cm" svg:y="2.848cm">
          <draw:text-box>
            <text:p text:style-name="P8"><text:span text:style-name="T3">Feature</text:span></text:p>
            <text:p text:style-name="P8"><text:span text:style-name="T3">Neurons</text:span></text:p>
          </draw:text-box>
        </draw:frame>
        <draw:custom-shape draw:style-name="gr12" draw:text-style-name="P1" draw:layer="layout" svg:width="0.889cm" svg:height="1.683cm" svg:x="4.975cm" svg:y="13.292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10" draw:id="id10" draw:layer="layout" svg:width="0.381cm" svg:height="0.381cm" svg:x="5.201cm" svg:y="14.535cm">
          <text:p text:style-name="P2"><text:span text:style-name="T4">&l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1" draw:id="id11" draw:layer="layout" svg:width="0.762cm" svg:height="0.254cm" draw:transform="rotate (1.5707963267949) translate (5.532cm 14.395cm)">
          <draw:glue-point draw:id="8" svg:x="-5cm" svg:y="-3.333cm"/>
          <draw:glue-point draw:id="9" svg:x="-5cm" svg:y="3.333cm"/>
          <text:p text:style-name="P2"><text:span text:style-name="T3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2" draw:layer="layout" svg:x1="5.582cm" svg:y1="14.726cm" svg:x2="5.659cm" svg:y2="14.327cm" draw:start-shape="id10" draw:start-glue-point="10" draw:end-shape="id11" draw:end-glue-point="6" svg:d="M5582 14726h77v-399" svg:viewBox="0 0 78 400">
          <text:p/>
        </draw:connector>
        <draw:connector draw:style-name="gr4" draw:text-style-name="P4" draw:layer="layout" draw:type="line" svg:x1="5.532cm" svg:y1="13.761cm" svg:x2="4.684cm" svg:y2="13.758cm" draw:start-shape="id11" draw:start-glue-point="8" svg:d="M5532 13761l-848-3" svg:viewBox="0 0 849 4">
          <text:p/>
        </draw:connector>
        <draw:connector draw:style-name="gr4" draw:text-style-name="P4" draw:layer="layout" draw:type="line" svg:x1="5.786cm" svg:y1="14.014cm" svg:x2="6.211cm" svg:y2="14.016cm" draw:start-shape="id11" draw:start-glue-point="5" svg:d="M5786 14014l425 2" svg:viewBox="0 0 426 3">
          <text:p/>
        </draw:connector>
        <draw:connector draw:style-name="gr5" draw:text-style-name="P2" draw:layer="layout" draw:line-skew="0.198cm" svg:x1="5.532cm" svg:y1="14.267cm" svg:x2="5.205cm" svg:y2="14.363cm" draw:start-shape="id11" draw:start-glue-point="9" svg:d="M5532 14267h-311v96h-16" svg:viewBox="0 0 328 97">
          <text:p/>
        </draw:connector>
        <draw:connector draw:style-name="gr16" draw:text-style-name="P2" draw:layer="layout" svg:x1="5.392cm" svg:y1="14.535cm" svg:x2="5.532cm" svg:y2="14.267cm" draw:start-shape="id10" draw:start-glue-point="4" draw:end-shape="id11" draw:end-glue-point="9" svg:d="M5392 14535v-268h140" svg:viewBox="0 0 141 269">
          <text:p/>
        </draw:connector>
        <draw:connector draw:style-name="gr5" draw:text-style-name="P2" draw:layer="layout" draw:line-skew="0.411cm" svg:x1="5.201cm" svg:y1="14.726cm" svg:x2="5.532cm" svg:y2="13.761cm" draw:start-shape="id10" draw:start-glue-point="6" draw:end-shape="id11" draw:end-glue-point="8" svg:d="M5201 14726h-99v-965h430" svg:viewBox="0 0 431 966">
          <text:p/>
        </draw:connector>
        <draw:g>
          <draw:line draw:style-name="gr9" draw:text-style-name="P4" draw:layer="layout" svg:x1="5.293cm" svg:y1="14.363cm" svg:x2="5.166cm" svg:y2="14.363cm">
            <text:p/>
          </draw:line>
          <draw:line draw:style-name="gr9" draw:text-style-name="P4" draw:layer="layout" svg:x1="5.273cm" svg:y1="14.395cm" svg:x2="5.187cm" svg:y2="14.395cm">
            <text:p/>
          </draw:line>
          <draw:line draw:style-name="gr9" draw:text-style-name="P4" draw:layer="layout" svg:x1="5.253cm" svg:y1="14.427cm" svg:x2="5.203cm" svg:y2="14.427cm">
            <text:p/>
          </draw:line>
        </draw:g>
        <draw:frame draw:style-name="gr17" draw:text-style-name="P12" draw:layer="layout" svg:width="0.955cm" svg:height="0.565cm" svg:x="4.175cm" svg:y="13.324cm">
          <draw:text-box>
            <text:p text:style-name="P6"><text:span text:style-name="T5">Input</text:span></text:p>
            <text:p text:style-name="P6"><text:span text:style-name="T5">Neuron</text:span></text:p>
          </draw:text-box>
        </draw:frame>
        <draw:frame draw:style-name="gr18" draw:text-style-name="P13" draw:layer="layout" svg:width="1.074cm" svg:height="0.565cm" svg:x="5.712cm" svg:y="13.582cm">
          <draw:text-box>
            <text:p text:style-name="P8"><text:span text:style-name="T5">Activated</text:span></text:p>
            <text:p text:style-name="P8"><text:span text:style-name="T5">Neuron</text:span></text:p>
          </draw:text-box>
        </draw:frame>
        <draw:frame draw:style-name="gr19" draw:text-style-name="P14" draw:layer="layout" svg:width="1.747cm" svg:height="0.725cm" svg:x="4.855cm" svg:y="2.561cm">
          <draw:text-box>
            <text:p><text:span text:style-name="T6">MACC</text:span></text:p>
          </draw:text-box>
        </draw:frame>
        <draw:frame draw:style-name="gr20" draw:text-style-name="P15" draw:layer="layout" svg:width="1.222cm" svg:height="0.569cm" svg:x="4.821cm" svg:y="13.192cm">
          <draw:text-box>
            <text:p><text:span text:style-name="T4">ReLU</text:span></text:p>
          </draw:text-box>
        </draw:frame>
        <draw:custom-shape draw:style-name="gr21" draw:text-style-name="P1" draw:layer="layout" svg:width="2.987cm" svg:height="3.556cm" svg:x="3.981cm" svg:y="15.864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7" draw:layer="layout" svg:width="0.925cm" svg:height="0.489cm" svg:x="6.981cm" svg:y="16.558cm">
          <draw:text-box>
            <text:p text:style-name="P6"><text:span text:style-name="T3">Row</text:span></text:p>
          </draw:text-box>
        </draw:frame>
        <draw:frame draw:style-name="gr23" draw:text-style-name="P7" draw:layer="layout" svg:width="1.234cm" svg:height="0.489cm" svg:x="6.981cm" svg:y="17.447cm">
          <draw:text-box>
            <text:p text:style-name="P6"><text:span text:style-name="T3">Column</text:span></text:p>
          </draw:text-box>
        </draw:frame>
        <draw:frame draw:style-name="gr24" draw:text-style-name="P7" draw:layer="layout" svg:width="1.294cm" svg:height="0.489cm" svg:x="6.981cm" svg:y="18.336cm">
          <draw:text-box>
            <text:p text:style-name="P6"><text:span text:style-name="T3">Channel</text:span></text:p>
          </draw:text-box>
        </draw:frame>
        <draw:custom-shape draw:style-name="gr25" draw:text-style-name="P16" xml:id="id17" draw:id="id17" draw:layer="layout" svg:width="1.397cm" svg:height="0.508cm" svg:x="5.124cm" svg:y="17.576cm">
          <draw:glue-point draw:id="4" svg:x="-4.996cm" svg:y="2.795cm"/>
          <text:p text:style-name="P2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12" draw:id="id12" draw:layer="layout" svg:width="0.122cm" svg:height="0.08cm" draw:transform="rotate (-1.5707963267949) translate (5.204cm 17.6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7" draw:layer="layout" svg:width="0.853cm" svg:height="0.408cm" svg:x="4.489cm" svg:y="17.383cm">
          <draw:text-box>
            <text:p><text:span text:style-name="T8">Clock</text:span></text:p>
          </draw:text-box>
        </draw:frame>
        <draw:connector draw:style-name="gr9" draw:text-style-name="P4" draw:layer="layout" draw:type="line" svg:x1="5.124cm" svg:y1="17.667cm" svg:x2="4.961cm" svg:y2="17.667cm" draw:start-shape="id12" draw:start-glue-point="7" svg:d="M5124 17667h-163" svg:viewBox="0 0 164 1">
          <text:p/>
        </draw:connector>
        <draw:frame draw:style-name="gr27" draw:text-style-name="P17" draw:layer="layout" svg:width="0.853cm" svg:height="0.408cm" svg:x="4.647cm" svg:y="17.676cm">
          <draw:text-box>
            <text:p><text:span text:style-name="T8">EN</text:span></text:p>
          </draw:text-box>
        </draw:frame>
        <draw:custom-shape draw:style-name="gr25" draw:text-style-name="P16" xml:id="id19" draw:id="id19" draw:layer="layout" svg:width="1.397cm" svg:height="0.508cm" svg:x="5.124cm" svg:y="16.672cm">
          <draw:glue-point draw:id="4" svg:x="-4.996cm" svg:y="2.559cm"/>
          <text:p text:style-name="P2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13" draw:id="id13" draw:layer="layout" svg:width="0.122cm" svg:height="0.08cm" draw:transform="rotate (-1.5707963267949) translate (5.204cm 16.70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7" draw:layer="layout" svg:width="0.853cm" svg:height="0.408cm" svg:x="4.489cm" svg:y="16.479cm">
          <draw:text-box>
            <text:p><text:span text:style-name="T8">Clock</text:span></text:p>
          </draw:text-box>
        </draw:frame>
        <draw:connector draw:style-name="gr9" draw:text-style-name="P4" draw:layer="layout" draw:type="line" svg:x1="5.124cm" svg:y1="16.763cm" svg:x2="4.961cm" svg:y2="16.763cm" draw:start-shape="id13" draw:start-glue-point="7" svg:d="M5124 16763h-163" svg:viewBox="0 0 164 1">
          <text:p/>
        </draw:connector>
        <draw:frame draw:style-name="gr27" draw:text-style-name="P17" draw:layer="layout" svg:width="0.853cm" svg:height="0.408cm" svg:x="4.625cm" svg:y="16.772cm">
          <draw:text-box>
            <text:p><text:span text:style-name="T8">EN</text:span></text:p>
          </draw:text-box>
        </draw:frame>
        <draw:custom-shape draw:style-name="gr25" draw:text-style-name="P16" xml:id="id15" draw:id="id15" draw:layer="layout" svg:width="1.397cm" svg:height="0.508cm" svg:x="5.124cm" svg:y="18.485cm">
          <draw:glue-point draw:id="4" svg:x="-4.996cm" svg:y="2.46cm"/>
          <text:p text:style-name="P2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14" draw:id="id14" draw:layer="layout" svg:width="0.122cm" svg:height="0.08cm" draw:transform="rotate (-1.5707963267949) translate (5.204cm 18.5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7" draw:layer="layout" svg:width="0.853cm" svg:height="0.408cm" svg:x="4.489cm" svg:y="18.292cm">
          <draw:text-box>
            <text:p><text:span text:style-name="T8">Clock</text:span></text:p>
          </draw:text-box>
        </draw:frame>
        <draw:connector draw:style-name="gr9" draw:text-style-name="P4" draw:layer="layout" draw:type="line" svg:x1="5.124cm" svg:y1="18.576cm" svg:x2="4.961cm" svg:y2="18.576cm" draw:start-shape="id14" draw:start-glue-point="7" svg:d="M5124 18576h-163" svg:viewBox="0 0 164 1">
          <text:p/>
        </draw:connector>
        <draw:frame draw:style-name="gr27" draw:text-style-name="P17" draw:layer="layout" svg:width="0.853cm" svg:height="0.408cm" svg:x="4.616cm" svg:y="18.585cm">
          <draw:text-box>
            <text:p><text:span text:style-name="T8">EN</text:span></text:p>
          </draw:text-box>
        </draw:frame>
        <draw:custom-shape draw:style-name="gr28" draw:text-style-name="P10" xml:id="id16" draw:id="id16" draw:layer="layout" svg:width="0.277cm" svg:height="0.281cm" svg:x="4.408cm" svg:y="17.823cm">
          <text:p text:style-name="P2"><text:span text:style-name="T4">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4" draw:layer="layout" draw:line-skew="-0.386cm 0.964cm 0.337cm" svg:x1="6.521cm" svg:y1="18.739cm" svg:x2="4.408cm" svg:y2="17.964cm" draw:start-shape="id15" draw:start-glue-point="1" draw:end-shape="id16" draw:end-glue-point="6" svg:d="M6521 18739h127v-462h-2413v-313h173" svg:viewBox="0 0 2414 776">
          <text:p/>
        </draw:connector>
        <draw:connector draw:style-name="gr29" draw:text-style-name="P4" draw:layer="layout" draw:line-skew="-0.386cm 0.982cm 0.337cm" svg:x1="6.521cm" svg:y1="17.83cm" svg:x2="4.408cm" svg:y2="17.057cm" draw:start-shape="id17" draw:start-glue-point="1" draw:end-shape="id18" draw:end-glue-point="6" svg:d="M6521 17830h127v-442h-2413v-331h173" svg:viewBox="0 0 2414 774">
          <text:p/>
        </draw:connector>
        <draw:connector draw:style-name="gr4" draw:text-style-name="P4" draw:layer="layout" draw:type="line" svg:x1="6.521cm" svg:y1="16.926cm" svg:x2="7.476cm" svg:y2="16.923cm" draw:start-shape="id19" draw:start-glue-point="1" svg:d="M6521 16926l955-3" svg:viewBox="0 0 956 4">
          <text:p/>
        </draw:connector>
        <draw:connector draw:style-name="gr4" draw:text-style-name="P4" draw:layer="layout" draw:type="line" svg:x1="4.685cm" svg:y1="17.964cm" svg:x2="5.125cm" svg:y2="17.971cm" draw:start-shape="id16" draw:start-glue-point="10" draw:end-shape="id17" draw:end-glue-point="4" svg:d="M4685 17964l440 7" svg:viewBox="0 0 441 8">
          <text:p/>
        </draw:connector>
        <draw:custom-shape draw:style-name="gr28" draw:text-style-name="P10" xml:id="id18" draw:id="id18" draw:layer="layout" svg:width="0.277cm" svg:height="0.281cm" svg:x="4.408cm" svg:y="16.916cm">
          <text:p text:style-name="P2"><text:span text:style-name="T4">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685cm" svg:y1="17.057cm" svg:x2="5.125cm" svg:y2="17.055cm" draw:start-shape="id18" draw:start-glue-point="10" draw:end-shape="id19" draw:end-glue-point="4" svg:d="M4685 17057l440-2" svg:viewBox="0 0 441 3">
          <text:p/>
        </draw:connector>
        <draw:connector draw:style-name="gr4" draw:text-style-name="P4" draw:layer="layout" draw:type="line" svg:x1="4.01cm" svg:y1="18.866cm" svg:x2="5.125cm" svg:y2="18.863cm" draw:start-shape="id20" draw:start-glue-point="10" draw:end-shape="id15" draw:end-glue-point="4" svg:d="M4010 18866l1115-3" svg:viewBox="0 0 1116 4">
          <text:p/>
        </draw:connector>
        <draw:connector draw:style-name="gr4" draw:text-style-name="P4" draw:layer="layout" draw:type="line" svg:x1="3.95cm" svg:y1="18.866cm" svg:x2="3.607cm" svg:y2="18.868cm" draw:start-shape="id20" draw:start-glue-point="6" svg:d="M3950 18866l-343 2" svg:viewBox="0 0 344 3">
          <text:p/>
        </draw:connector>
        <draw:frame draw:style-name="gr30" draw:text-style-name="P7" draw:layer="layout" svg:width="0.938cm" svg:height="0.489cm" svg:x="3.184cm" svg:y="18.485cm">
          <draw:text-box>
            <text:p text:style-name="P6"><text:span text:style-name="T3">Hold</text:span></text:p>
          </draw:text-box>
        </draw:frame>
        <draw:connector draw:style-name="gr4" draw:text-style-name="P4" draw:layer="layout" draw:type="line" svg:x1="6.521cm" svg:y1="18.739cm" svg:x2="7.495cm" svg:y2="18.739cm" draw:start-shape="id15" draw:start-glue-point="1" svg:d="M6521 18739h974" svg:viewBox="0 0 975 1">
          <text:p/>
        </draw:connector>
        <draw:connector draw:style-name="gr4" draw:text-style-name="P4" draw:layer="layout" draw:type="line" svg:x1="6.521cm" svg:y1="17.83cm" svg:x2="7.491cm" svg:y2="17.831cm" draw:start-shape="id17" draw:start-glue-point="1" svg:d="M6521 17830l970 1" svg:viewBox="0 0 971 2">
          <text:p/>
        </draw:connector>
        <draw:connector draw:style-name="gr31" draw:text-style-name="P2" draw:layer="layout" draw:line-skew="0.501cm 0.501cm" svg:x1="4.547cm" svg:y1="16.916cm" svg:x2="4.062cm" svg:y2="18.36cm" draw:start-shape="id18" draw:start-glue-point="4" draw:end-shape="id21" draw:end-glue-point="3" svg:d="M4547 16916v-390h-485v1834" svg:viewBox="0 0 486 1835">
          <text:p/>
        </draw:connector>
        <draw:connector draw:style-name="gr31" draw:text-style-name="P2" draw:layer="layout" draw:line-skew="0.227cm 0.495cm" svg:x1="4.547cm" svg:y1="17.823cm" svg:x2="4.068cm" svg:y2="16.526cm" draw:start-shape="id16" draw:start-glue-point="4" draw:end-shape="id22" draw:end-glue-point="3" svg:d="M4547 17823v-353h-485v-944h6" svg:viewBox="0 0 486 1298">
          <text:p/>
        </draw:connector>
        <draw:connector draw:style-name="gr31" draw:text-style-name="P2" xml:id="id22" draw:id="id22" draw:layer="layout" draw:line-skew="0.368cm" svg:x1="5.822cm" svg:y1="16.672cm" svg:x2="4.068cm" svg:y2="16.526cm" draw:start-shape="id19" draw:start-glue-point="0" svg:d="M5822 16672v-146h-1754" svg:viewBox="0 0 1755 147">
          <text:p/>
        </draw:connector>
        <draw:connector draw:style-name="gr31" draw:text-style-name="P2" draw:layer="layout" draw:line-skew="1.445cm 0.501cm" svg:x1="5.822cm" svg:y1="17.576cm" svg:x2="4.062cm" svg:y2="18.36cm" draw:start-shape="id17" draw:start-glue-point="0" draw:end-shape="id21" draw:end-glue-point="3" svg:d="M5822 17576v-106h-1760v890" svg:viewBox="0 0 1761 891">
          <text:p/>
        </draw:connector>
        <draw:connector draw:style-name="gr31" draw:text-style-name="P2" xml:id="id21" draw:id="id21" draw:layer="layout" draw:line-skew="0.788cm 0.495cm" svg:x1="5.822cm" svg:y1="18.485cm" svg:x2="4.068cm" svg:y2="16.526cm" draw:start-shape="id15" draw:start-glue-point="0" draw:end-shape="id22" draw:end-glue-point="3" svg:d="M5822 18485v-125h-1760v-1834h6" svg:viewBox="0 0 1761 1960">
          <text:p/>
        </draw:connector>
        <draw:connector draw:style-name="gr32" draw:text-style-name="P4" draw:layer="layout" draw:type="line" svg:x1="4.068cm" svg:y1="16.526cm" svg:x2="3.6cm" svg:y2="16.526cm" draw:start-shape="id22" draw:start-glue-point="3" svg:d="M4068 16526h-468" svg:viewBox="0 0 469 1">
          <text:p/>
        </draw:connector>
        <draw:frame draw:style-name="gr33" draw:text-style-name="P7" draw:layer="layout" svg:width="1.247cm" svg:height="0.727cm" svg:x="2.905cm" svg:y="15.945cm">
          <draw:text-box>
            <text:p text:style-name="P6"><text:span text:style-name="T3">Generic</text:span></text:p>
            <text:p text:style-name="P6"><text:span text:style-name="T3">Ports</text:span></text:p>
          </draw:text-box>
        </draw:frame>
        <draw:frame draw:style-name="gr34" draw:text-style-name="P14" draw:layer="layout" svg:width="2.767cm" svg:height="0.725cm" svg:x="4.116cm" svg:y="15.737cm">
          <draw:text-box>
            <text:p><text:span text:style-name="T6">Grid </text:span><text:span text:style-name="T6">Iterator</text:span></text:p>
          </draw:text-box>
        </draw:frame>
        <draw:custom-shape draw:style-name="gr35" draw:text-style-name="P1" xml:id="id28" draw:id="id28" draw:layer="layout" svg:width="3.81cm" svg:height="4.281cm" svg:x="13.954cm" svg:y="8.149cm">
          <draw:glue-point draw:id="4" svg:x="-4.999cm" svg:y="-2.111cm"/>
          <draw:glue-point draw:id="5" svg:x="-4.999cm" svg:y="-1.333cm"/>
          <draw:glue-point draw:id="6" svg:x="-5cm" svg:y="-0.53cm"/>
          <draw:glue-point draw:id="7" svg:x="-5cm" svg:y="-0.873cm"/>
          <draw:glue-point draw:id="8" svg:x="-5cm" svg:y="-0.747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8.21831540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xml:id="id20" draw:id="id20" draw:layer="layout" svg:width="0.06cm" svg:height="0.056cm" svg:x="3.95cm" svg:y="18.838cm">
          <text:p text:style-name="P2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4" draw:layer="layout" draw:type="line" svg:x1="13.449cm" svg:y1="9.764cm" svg:x2="14.462cm" svg:y2="9.764cm" draw:end-shape="id23" draw:end-glue-point="5" svg:d="M13449 9764h1013" svg:viewBox="0 0 1014 1">
          <text:p/>
        </draw:connector>
        <draw:frame draw:style-name="gr24" draw:text-style-name="P7" draw:layer="layout" svg:width="1.778cm" svg:height="0.489cm" svg:x="12.303cm" svg:y="9.247cm">
          <draw:text-box>
            <text:p text:style-name="P6"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/text:p>
          </draw:text-box>
        </draw:frame>
        <draw:frame draw:style-name="gr38" draw:text-style-name="P7" draw:layer="layout" svg:width="1.516cm" svg:height="0.965cm" svg:x="12.665cm" svg:y="11.406cm">
          <draw:text-box>
            <text:p text:style-name="P6"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e</text:span><text:span text:style-name="T3">r</text:span></text:p>
            <text:p text:style-name="P6"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</text:span></text:p>
          </draw:text-box>
        </draw:frame>
        <draw:connector draw:style-name="gr39" draw:text-style-name="P4" draw:layer="layout" draw:type="line" svg:x1="17.351cm" svg:y1="9.764cm" svg:x2="18.26cm" svg:y2="9.764cm" svg:d="M17351 9764h909" svg:viewBox="0 0 910 1">
          <text:p/>
        </draw:connector>
        <draw:frame draw:style-name="gr40" draw:text-style-name="P9" draw:layer="layout" svg:width="1.294cm" svg:height="0.727cm" svg:x="17.577cm" svg:y="9.101cm">
          <draw:text-box>
            <text:p text:style-name="P8"><text:span text:style-name="T3">Output</text:span></text:p>
            <text:p text:style-name="P8"><text:span text:style-name="T3">Grid</text:span></text:p>
          </draw:text-box>
        </draw:frame>
        <draw:frame draw:style-name="gr38" draw:text-style-name="P9" draw:layer="layout" svg:width="1.516cm" svg:height="0.965cm" svg:x="17.583cm" svg:y="11.487cm">
          <draw:text-box>
            <text:p text:style-name="P8"><text:span text:style-name="T3">Stre</text:span><text:span text:style-name="T3">am</text:span></text:p>
            <text:p text:style-name="P8"><text:span text:style-name="T3">Co</text:span><text:span text:style-name="T3">mpl</text:span><text:span text:style-name="T3">ete</text:span></text:p>
          </draw:text-box>
        </draw:frame>
        <draw:custom-shape draw:style-name="gr41" draw:text-style-name="P19" xml:id="id27" draw:id="id27" draw:layer="layout" svg:width="1.197cm" svg:height="0.97cm" svg:x="16.402cm" svg:y="11.025cm">
          <draw:glue-point draw:id="4" svg:x="5.062cm" svg:y="-1.594cm"/>
          <draw:glue-point draw:id="5" svg:x="5.002cm" svg:y="2.48cm"/>
          <draw:glue-point draw:id="6" svg:x="5.002cm" svg:y="-2.401cm"/>
          <draw:glue-point draw:id="7" svg:x="-4.997cm" svg:y="2.401cm"/>
          <text:p text:style-name="P2"><text:span text:style-name="T9">Grid</text:span></text:p>
          <text:p text:style-name="P2"><text:span text:style-name="T9">Iterator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24" draw:id="id24" draw:layer="layout" svg:width="0.164cm" svg:height="0.1cm" draw:transform="rotate (-1.5707963267949) translate (16.495cm 11.0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5.756cm" svg:y="10.879cm">
          <draw:text-box>
            <text:p><text:span text:style-name="T8">Cloc</text:span><text:span text:style-name="T8">k</text:span></text:p>
          </draw:text-box>
        </draw:frame>
        <draw:connector draw:style-name="gr9" draw:text-style-name="P4" draw:layer="layout" draw:type="line" svg:x1="16.395cm" svg:y1="11.149cm" svg:x2="16.127cm" svg:y2="11.154cm" draw:start-shape="id24" draw:start-glue-point="7" svg:d="M16395 11149l-268 5" svg:viewBox="0 0 269 6">
          <text:p/>
        </draw:connector>
        <draw:custom-shape draw:style-name="gr43" draw:text-style-name="P20" draw:layer="layout" svg:width="1.232cm" svg:height="1.778cm" svg:x="15.351cm" svg:y="8.874cm">
          <draw:glue-point draw:id="4" svg:x="4.945cm" svg:y="-4.229cm"/>
          <draw:glue-point draw:id="5" svg:x="4.953cm" svg:y="-3.526cm"/>
          <draw:glue-point draw:id="6" svg:x="4.953cm" svg:y="-2.806cm"/>
          <draw:glue-point draw:id="7" svg:x="4.953cm" svg:y="-2.097cm"/>
          <draw:glue-point draw:id="8" svg:x="4.953cm" svg:y="-1.377cm"/>
          <draw:glue-point draw:id="9" svg:x="4.953cm" svg:y="-0.663cm"/>
          <draw:glue-point draw:id="10" svg:x="4.953cm" svg:y="0.663cm"/>
          <draw:glue-point draw:id="11" svg:x="4.953cm" svg:y="1.372cm"/>
          <draw:glue-point draw:id="12" svg:x="4.953cm" svg:y="2.097cm"/>
          <draw:glue-point draw:id="13" svg:x="4.953cm" svg:y="2.8cm"/>
          <draw:glue-point draw:id="14" svg:x="4.953cm" svg:y="3.52cm"/>
          <draw:glue-point draw:id="15" svg:x="4.961cm" svg:y="4.235cm"/>
          <text:p text:style-name="P2"><text:span text:style-name="T9">Con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xml:id="id23" draw:id="id23" draw:layer="layout" svg:width="1.778cm" svg:height="0.49cm" draw:transform="rotate (-1.5707963267949) translate (14.952cm 8.874cm)">
          <text:p text:style-name="P21"><text:span text:style-name="T9">DEMUX</text:span></text:p>
          <draw:enhanced-geometry svg:viewBox="0 0 21600 21600" draw:mirror-vertical="true" draw:mirror-horizontal="false" draw:glue-points="?f6 10800 10800 21600 ?f5 10800 10800 0" draw:text-areas="?f3 ?f3 ?f4 ?f4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4" draw:layer="layout" svg:x1="14.952cm" svg:y1="9.001cm" svg:x2="15.333cm" svg:y2="9.001cm">
          <text:p/>
        </draw:line>
        <draw:line draw:style-name="gr9" draw:text-style-name="P4" draw:layer="layout" svg:x1="14.953cm" svg:y1="9.101cm" svg:x2="15.334cm" svg:y2="9.101cm">
          <text:p/>
        </draw:line>
        <draw:line draw:style-name="gr9" draw:text-style-name="P4" draw:layer="layout" svg:x1="14.954cm" svg:y1="9.201cm" svg:x2="15.335cm" svg:y2="9.201cm">
          <text:p/>
        </draw:line>
        <draw:custom-shape draw:style-name="gr45" draw:text-style-name="P23" draw:layer="layout" svg:width="0.889cm" svg:height="1.775cm" svg:x="16.584cm" svg:y="8.877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9">Reg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25" draw:id="id25" draw:layer="layout" svg:width="0.164cm" svg:height="0.1cm" draw:transform="rotate (-3.14159265358979) translate (16.792cm 8.9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6.256cm" svg:y="8.493cm">
          <draw:text-box>
            <text:p><text:span text:style-name="T8">Clock</text:span></text:p>
          </draw:text-box>
        </draw:frame>
        <draw:connector draw:style-name="gr9" draw:text-style-name="P4" draw:layer="layout" draw:type="line" svg:x1="16.711cm" svg:y1="8.779cm" svg:x2="16.71cm" svg:y2="8.877cm" draw:end-shape="id25" draw:end-glue-point="7" svg:d="M16711 8779l-1 98" svg:viewBox="0 0 2 99">
          <text:p/>
        </draw:connector>
        <draw:line draw:style-name="gr46" draw:text-style-name="P4" draw:layer="layout" svg:x1="15.159cm" svg:y1="9.482cm" svg:x2="15.159cm" svg:y2="10.117cm">
          <text:p/>
        </draw:line>
        <draw:frame draw:style-name="gr24" draw:text-style-name="P24" draw:layer="layout" svg:width="1.294cm" svg:height="0.489cm" svg:x="12.871cm" svg:y="9.556cm">
          <draw:text-box>
            <text:p text:style-name="P6"><text:span text:style-name="T10">Data</text:span></text:p>
          </draw:text-box>
        </draw:frame>
        <draw:custom-shape draw:style-name="gr47" draw:text-style-name="P25" xml:id="id26" draw:id="id26" draw:layer="layout" svg:width="1.397cm" svg:height="0.862cm" svg:x="14.545cm" svg:y="11.387cm">
          <draw:glue-point draw:id="4" svg:x="5.062cm" svg:y="-1.594cm"/>
          <draw:glue-point draw:id="5" svg:x="5.003cm" svg:y="3.445cm"/>
          <draw:glue-point draw:id="6" svg:x="5.002cm" svg:y="-2.401cm"/>
          <draw:glue-point draw:id="7" svg:x="-4.997cm" svg:y="2.401cm"/>
          <draw:glue-point draw:id="8" svg:x="-5.068cm" svg:y="-0.893cm"/>
          <text:p text:style-name="P2"><text:span text:style-name="T9">Control</text:span></text:p>
          <text:p text:style-name="P2"><text:span text:style-name="T9">Logic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164cm" svg:height="0.1cm" draw:transform="rotate (-1.5707963267949) translate (14.642cm 11.4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3.92cm" svg:y="11.224cm">
          <draw:text-box>
            <text:p><text:span text:style-name="T8">Clock</text:span></text:p>
          </draw:text-box>
        </draw:frame>
        <draw:connector draw:style-name="gr37" draw:text-style-name="P4" draw:layer="layout" draw:type="line" svg:x1="14.545cm" svg:y1="12.024cm" svg:x2="13.467cm" svg:y2="12.023cm" draw:start-shape="id26" draw:start-glue-point="7" svg:d="M14545 12024l-1078-1" svg:viewBox="0 0 1079 2">
          <text:p/>
        </draw:connector>
        <draw:frame draw:style-name="gr24" draw:text-style-name="P24" draw:layer="layout" svg:width="1.294cm" svg:height="0.489cm" svg:x="12.771cm" svg:y="9.845cm">
          <draw:text-box>
            <text:p text:style-name="P6"><text:span text:style-name="T10">Ready</text:span></text:p>
          </draw:text-box>
        </draw:frame>
        <draw:frame draw:style-name="gr24" draw:text-style-name="P24" draw:layer="layout" svg:width="1.294cm" svg:height="0.489cm" svg:x="12.871cm" svg:y="9.708cm">
          <draw:text-box>
            <text:p text:style-name="P6"><text:span text:style-name="T10">Valid</text:span></text:p>
          </draw:text-box>
        </draw:frame>
        <draw:frame draw:style-name="gr42" draw:text-style-name="P17" draw:layer="layout" svg:width="0.853cm" svg:height="0.408cm" svg:x="15.814cm" svg:y="11.444cm">
          <draw:text-box>
            <text:p><text:span text:style-name="T8">Hold</text:span></text:p>
          </draw:text-box>
        </draw:frame>
        <draw:connector draw:style-name="gr48" draw:text-style-name="P26" draw:layer="layout" draw:line-skew="-0.431cm -1.667cm" svg:x1="17.599cm" svg:y1="11.51cm" svg:x2="14.707cm" svg:y2="10.492cm" draw:start-shape="id27" draw:start-glue-point="1" draw:end-shape="id23" draw:end-glue-point="6" svg:d="M17599 11510h82v-668h-2974v-350" svg:viewBox="0 0 2975 1019">
          <text:p/>
        </draw:connector>
        <draw:connector draw:style-name="gr49" draw:text-style-name="P26" draw:layer="layout" draw:line-skew="-0.431cm 0.331cm" svg:x1="17.599cm" svg:y1="11.51cm" svg:x2="15.243cm" svg:y2="11.387cm" draw:start-shape="id27" draw:start-glue-point="1" draw:end-shape="id26" draw:end-glue-point="0" svg:d="M17599 11510h82v-668h-2438v545" svg:viewBox="0 0 2439 669">
          <text:p text:style-name="P2"><text:span text:style-name="T8">Ite</text:span><text:span text:style-name="T8">ra</text:span><text:span text:style-name="T8">tio</text:span><text:span text:style-name="T8">n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</draw:connector>
        <draw:connector draw:style-name="gr50" draw:text-style-name="P2" draw:layer="layout" draw:line-skew="0.664cm" svg:x1="14.545cm" svg:y1="11.742cm" svg:x2="13.954cm" svg:y2="9.916cm" draw:start-shape="id26" draw:start-glue-point="8" draw:end-shape="id28" draw:end-glue-point="7" svg:d="M14545 11742h-445v-1826h-146" svg:viewBox="0 0 592 1827">
          <text:p/>
        </draw:connector>
        <draw:connector draw:style-name="gr51" draw:text-style-name="P2" draw:layer="layout" draw:line-skew="0.592cm" svg:x1="14.545cm" svg:y1="11.818cm" svg:x2="13.954cm" svg:y2="10.063cm" draw:start-shape="id26" draw:start-glue-point="3" draw:end-shape="id28" draw:end-glue-point="6" svg:d="M14545 11818h-517v-1755h-74" svg:viewBox="0 0 592 1756">
          <text:p/>
        </draw:connector>
        <draw:connector draw:style-name="gr52" draw:text-style-name="P4" draw:layer="layout" draw:type="line" svg:x1="13.954cm" svg:y1="9.915cm" svg:x2="13.46cm" svg:y2="9.919cm" svg:d="M13954 9915l-494 4" svg:viewBox="0 0 495 5">
          <text:p/>
        </draw:connector>
        <draw:connector draw:style-name="gr53" draw:text-style-name="P4" draw:layer="layout" draw:type="line" svg:x1="13.954cm" svg:y1="10.062cm" svg:x2="13.468cm" svg:y2="10.066cm" svg:d="M13954 10062l-486 4" svg:viewBox="0 0 487 5">
          <text:p/>
        </draw:connector>
        <draw:line draw:style-name="gr9" draw:text-style-name="P4" draw:layer="layout" svg:x1="14.955cm" svg:y1="10.501cm" svg:x2="15.336cm" svg:y2="10.501cm">
          <text:p/>
        </draw:line>
        <draw:connector draw:style-name="gr37" draw:text-style-name="P4" draw:layer="layout" draw:type="line" svg:x1="15.941cm" svg:y1="12.114cm" svg:x2="18.37cm" svg:y2="12.115cm" draw:start-shape="id26" draw:start-glue-point="5" svg:d="M15941 12114l2429 1" svg:viewBox="0 0 2430 2">
          <text:p/>
        </draw:connector>
        <draw:frame draw:style-name="gr54" draw:text-style-name="P27" draw:layer="layout" svg:width="3.559cm" svg:height="0.645cm" svg:x="14.394cm" svg:y="8.009cm">
          <draw:text-box>
            <text:p><text:span text:style-name="T7">G</text:span><text:span text:style-name="T7">r</text:span><text:span text:style-name="T7">i</text:span><text:span text:style-name="T7">d</text:span><text:span text:style-name="T7"> </text:span><text:span text:style-name="T7">R</text:span><text:span text:style-name="T7">X</text:span><text:span text:style-name="T7"> </text:span><text:span text:style-name="T7">S</text:span><text:span text:style-name="T7">t</text:span><text:span text:style-name="T7">r</text:span><text:span text:style-name="T7">e</text:span><text:span text:style-name="T7">a</text:span><text:span text:style-name="T7">m</text:span></text:p>
          </draw:text-box>
        </draw:frame>
        <draw:custom-shape draw:style-name="gr35" draw:text-style-name="P1" xml:id="id35" draw:id="id35" draw:layer="layout" svg:width="3.81cm" svg:height="4.281cm" svg:x="13.962cm" svg:y="2.18cm">
          <draw:glue-point draw:id="4" svg:x="-4.999cm" svg:y="-2.111cm"/>
          <draw:glue-point draw:id="5" svg:x="-4.999cm" svg:y="-1.333cm"/>
          <draw:glue-point draw:id="6" svg:x="-5cm" svg:y="-0.53cm"/>
          <draw:glue-point draw:id="7" svg:x="-5cm" svg:y="-0.873cm"/>
          <draw:glue-point draw:id="8" svg:x="-5cm" svg:y="-0.747cm"/>
          <draw:glue-point draw:id="9" svg:x="5cm" svg:y="-1.305cm"/>
          <draw:glue-point draw:id="10" svg:x="5cm" svg:y="-1.083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8.21831540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4" draw:layer="layout" draw:type="line" svg:x1="13.579cm" svg:y1="3.672cm" svg:x2="14.336cm" svg:y2="3.668cm" draw:end-shape="id29" svg:d="M13579 3672l757-4" svg:viewBox="0 0 758 5">
          <text:p/>
        </draw:connector>
        <draw:frame draw:style-name="gr24" draw:text-style-name="P7" draw:layer="layout" svg:width="2.032cm" svg:height="0.489cm" svg:x="17.637cm" svg:y="3.159cm">
          <draw:text-box>
            <text:p text:style-name="P6"><text:span text:style-name="T3">Output Stream</text:span></text:p>
          </draw:text-box>
        </draw:frame>
        <draw:frame draw:style-name="gr55" draw:text-style-name="P7" draw:layer="layout" svg:width="1.516cm" svg:height="0.727cm" svg:x="12.684cm" svg:y="5.318cm">
          <draw:text-box>
            <text:p text:style-name="P6"><text:span text:style-name="T3">Tr</text:span><text:span text:style-name="T3">an</text:span><text:span text:style-name="T3">sfe</text:span><text:span text:style-name="T3">r</text:span></text:p>
            <text:p text:style-name="P6"><text:span text:style-name="T3">Co</text:span><text:span text:style-name="T3">mp</text:span><text:span text:style-name="T3">let</text:span><text:span text:style-name="T3">e</text:span></text:p>
          </draw:text-box>
        </draw:frame>
        <draw:frame draw:style-name="gr40" draw:text-style-name="P7" draw:layer="layout" svg:width="0.979cm" svg:height="0.727cm" svg:x="13.102cm" svg:y="3.032cm">
          <draw:text-box>
            <text:p text:style-name="P6"><text:span text:style-name="T3">Input</text:span></text:p>
            <text:p text:style-name="P6"><text:span text:style-name="T3">Grid</text:span></text:p>
          </draw:text-box>
        </draw:frame>
        <draw:frame draw:style-name="gr38" draw:text-style-name="P9" draw:layer="layout" svg:width="1.516cm" svg:height="0.965cm" svg:x="17.637cm" svg:y="5.315cm">
          <draw:text-box>
            <text:p text:style-name="P8"><text:span text:style-name="T3">S</text:span><text:span text:style-name="T3">tr</text:span><text:span text:style-name="T3">e</text:span><text:span text:style-name="T3">a</text:span><text:span text:style-name="T3">m</text:span></text:p>
            <text:p text:style-name="P8"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</text:span></text:p>
          </draw:text-box>
        </draw:frame>
        <draw:custom-shape draw:style-name="gr41" draw:text-style-name="P19" xml:id="id33" draw:id="id33" draw:layer="layout" svg:width="1.197cm" svg:height="0.97cm" svg:x="14.57cm" svg:y="4.683cm">
          <draw:glue-point draw:id="4" svg:x="5.062cm" svg:y="-1.594cm"/>
          <draw:glue-point draw:id="5" svg:x="5.002cm" svg:y="2.48cm"/>
          <draw:glue-point draw:id="6" svg:x="5.002cm" svg:y="-2.401cm"/>
          <draw:glue-point draw:id="7" svg:x="-4.997cm" svg:y="2.401cm"/>
          <text:p text:style-name="P2"><text:span text:style-name="T9">Grid</text:span></text:p>
          <text:p text:style-name="P2"><text:span text:style-name="T9">Iterator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30" draw:id="id30" draw:layer="layout" svg:width="0.164cm" svg:height="0.1cm" draw:transform="rotate (-1.5707963267949) translate (14.672cm 4.7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3.946cm" svg:y="4.508cm">
          <draw:text-box>
            <text:p><text:span text:style-name="T8">Cl</text:span><text:span text:style-name="T8">o</text:span><text:span text:style-name="T8">c</text:span><text:span text:style-name="T8">k</text:span></text:p>
          </draw:text-box>
        </draw:frame>
        <draw:connector draw:style-name="gr9" draw:text-style-name="P4" draw:layer="layout" draw:type="line" svg:x1="14.572cm" svg:y1="4.81cm" svg:x2="14.304cm" svg:y2="4.815cm" draw:start-shape="id30" draw:start-glue-point="7" svg:d="M14572 4810l-268 5" svg:viewBox="0 0 269 6">
          <text:p/>
        </draw:connector>
        <draw:custom-shape draw:style-name="gr43" draw:text-style-name="P20" draw:layer="layout" svg:width="1.232cm" svg:height="1.778cm" svg:x="15.215cm" svg:y="2.778cm">
          <draw:glue-point draw:id="4" svg:x="4.945cm" svg:y="-4.229cm"/>
          <draw:glue-point draw:id="5" svg:x="4.953cm" svg:y="-3.526cm"/>
          <draw:glue-point draw:id="6" svg:x="4.953cm" svg:y="-2.806cm"/>
          <draw:glue-point draw:id="7" svg:x="4.953cm" svg:y="-2.097cm"/>
          <draw:glue-point draw:id="8" svg:x="4.953cm" svg:y="-1.377cm"/>
          <draw:glue-point draw:id="9" svg:x="4.953cm" svg:y="-0.663cm"/>
          <draw:glue-point draw:id="10" svg:x="4.953cm" svg:y="0.663cm"/>
          <draw:glue-point draw:id="11" svg:x="4.953cm" svg:y="1.372cm"/>
          <draw:glue-point draw:id="12" svg:x="4.953cm" svg:y="2.097cm"/>
          <draw:glue-point draw:id="13" svg:x="4.953cm" svg:y="2.8cm"/>
          <draw:glue-point draw:id="14" svg:x="4.953cm" svg:y="3.52cm"/>
          <draw:glue-point draw:id="15" svg:x="4.961cm" svg:y="4.235cm"/>
          <text:p text:style-name="P2"><text:span text:style-name="T9">Slice/</text:span></text:p>
          <text:p text:style-name="P2"><text:span text:style-name="T9">Broad-</text:span></text:p>
          <text:p text:style-name="P2"><text:span text:style-name="T9">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2" xml:id="id34" draw:id="id34" draw:layer="layout" svg:width="1.778cm" svg:height="0.49cm" draw:transform="rotate (1.5707963267949) translate (16.82cm 4.556cm)">
          <text:p text:style-name="P21"><text:span text:style-name="T9">MUX</text:span></text:p>
          <draw:enhanced-geometry svg:viewBox="0 0 21600 21600" draw:mirror-vertical="true" draw:mirror-horizontal="false" draw:glue-points="?f6 10800 10800 21600 ?f5 10800 10800 0" draw:text-areas="?f3 ?f3 ?f4 ?f4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4" draw:layer="layout" svg:x1="16.436cm" svg:y1="2.905cm" svg:x2="16.817cm" svg:y2="2.905cm">
          <text:p/>
        </draw:line>
        <draw:line draw:style-name="gr9" draw:text-style-name="P4" draw:layer="layout" svg:x1="16.437cm" svg:y1="3.005cm" svg:x2="16.818cm" svg:y2="3.005cm">
          <text:p/>
        </draw:line>
        <draw:line draw:style-name="gr9" draw:text-style-name="P4" draw:layer="layout" svg:x1="16.438cm" svg:y1="3.105cm" svg:x2="16.819cm" svg:y2="3.105cm">
          <text:p/>
        </draw:line>
        <draw:custom-shape draw:style-name="gr45" draw:text-style-name="P23" xml:id="id29" draw:id="id29" draw:layer="layout" svg:width="0.889cm" svg:height="1.775cm" svg:x="14.336cm" svg:y="2.781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draw:glue-point draw:id="16" svg:x="-4.994cm" svg:y="3.752cm"/>
          <text:p text:style-name="P2"><text:span text:style-name="T9">Reg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31" draw:id="id31" draw:layer="layout" svg:width="0.164cm" svg:height="0.1cm" draw:transform="rotate (-3.14159265358979) translate (14.544cm 2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4.008cm" svg:y="2.397cm">
          <draw:text-box>
            <text:p><text:span text:style-name="T8">Clock</text:span></text:p>
          </draw:text-box>
        </draw:frame>
        <draw:connector draw:style-name="gr9" draw:text-style-name="P4" draw:layer="layout" draw:type="line" svg:x1="14.463cm" svg:y1="2.683cm" svg:x2="14.462cm" svg:y2="2.781cm" draw:end-shape="id31" draw:end-glue-point="7" svg:d="M14463 2683l-1 98" svg:viewBox="0 0 2 99">
          <text:p/>
        </draw:connector>
        <draw:line draw:style-name="gr46" draw:text-style-name="P4" draw:layer="layout" svg:x1="16.643cm" svg:y1="3.386cm" svg:x2="16.643cm" svg:y2="4.021cm">
          <text:p/>
        </draw:line>
        <draw:frame draw:style-name="gr24" draw:text-style-name="P24" draw:layer="layout" svg:width="1.294cm" svg:height="0.489cm" svg:x="17.944cm" svg:y="3.438cm">
          <draw:text-box>
            <text:p text:style-name="P6"><text:span text:style-name="T10">Data</text:span></text:p>
          </draw:text-box>
        </draw:frame>
        <draw:custom-shape draw:style-name="gr47" draw:text-style-name="P25" xml:id="id32" draw:id="id32" draw:layer="layout" svg:width="1.397cm" svg:height="0.862cm" svg:x="16.032cm" svg:y="5.518cm">
          <draw:glue-point draw:id="4" svg:x="5.062cm" svg:y="-1.594cm"/>
          <draw:glue-point draw:id="5" svg:x="5.003cm" svg:y="3.445cm"/>
          <draw:glue-point draw:id="6" svg:x="5.002cm" svg:y="-2.401cm"/>
          <draw:glue-point draw:id="7" svg:x="-4.997cm" svg:y="2.401cm"/>
          <draw:glue-point draw:id="8" svg:x="-5.068cm" svg:y="-0.893cm"/>
          <text:p text:style-name="P2"><text:span text:style-name="T9">Control</text:span></text:p>
          <text:p text:style-name="P2"><text:span text:style-name="T9">Logic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164cm" svg:height="0.1cm" draw:transform="rotate (-1.5707963267949) translate (16.129cm 6.1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5.401cm" svg:y="6.006cm">
          <draw:text-box>
            <text:p><text:span text:style-name="T8">Clock</text:span></text:p>
          </draw:text-box>
        </draw:frame>
        <draw:connector draw:style-name="gr37" draw:text-style-name="P4" xml:id="id48" draw:id="id48" draw:layer="layout" draw:type="line" svg:x1="16.032cm" svg:y1="5.949cm" svg:x2="13.585cm" svg:y2="5.951cm" draw:start-shape="id32" draw:start-glue-point="3" svg:d="M16032 5949l-2447 2" svg:viewBox="0 0 2448 3">
          <text:p/>
        </draw:connector>
        <draw:frame draw:style-name="gr24" draw:text-style-name="P24" draw:layer="layout" svg:width="1.294cm" svg:height="0.489cm" svg:x="17.944cm" svg:y="3.686cm">
          <draw:text-box>
            <text:p text:style-name="P6"><text:span text:style-name="T10">Ready</text:span></text:p>
          </draw:text-box>
        </draw:frame>
        <draw:frame draw:style-name="gr24" draw:text-style-name="P24" draw:layer="layout" svg:width="1.294cm" svg:height="0.489cm" svg:x="17.944cm" svg:y="3.565cm">
          <draw:text-box>
            <text:p text:style-name="P6"><text:span text:style-name="T10">Valid</text:span></text:p>
          </draw:text-box>
        </draw:frame>
        <draw:connector draw:style-name="gr48" draw:text-style-name="P2" draw:layer="layout" draw:line-skew="0.226cm" svg:x1="16.032cm" svg:y1="5.873cm" svg:x2="14.57cm" svg:y2="5.4cm" draw:start-shape="id32" draw:start-glue-point="8" draw:end-shape="id33" draw:end-glue-point="7" svg:d="M16032 5873h-1751v-473h289" svg:viewBox="0 0 1752 474">
          <text:p/>
        </draw:connector>
        <draw:frame draw:style-name="gr42" draw:text-style-name="P17" draw:layer="layout" svg:width="0.853cm" svg:height="0.408cm" svg:x="13.991cm" svg:y="5.057cm">
          <draw:text-box>
            <text:p><text:span text:style-name="T8">H</text:span><text:span text:style-name="T8">o</text:span><text:span text:style-name="T8">l</text:span><text:span text:style-name="T8">d</text:span></text:p>
          </draw:text-box>
        </draw:frame>
        <draw:connector draw:style-name="gr57" draw:text-style-name="P26" draw:layer="layout" draw:line-skew="0cm -0.134cm" svg:x1="15.766cm" svg:y1="4.936cm" svg:x2="17.065cm" svg:y2="4.396cm" draw:start-shape="id33" draw:start-glue-point="6" draw:end-shape="id34" draw:end-glue-point="4" svg:d="M15766 4936h527v1h772v-541" svg:viewBox="0 0 1300 542">
          <text:p/>
        </draw:connector>
        <draw:connector draw:style-name="gr58" draw:text-style-name="P26" draw:layer="layout" svg:x1="15.766cm" svg:y1="4.936cm" svg:x2="16.73cm" svg:y2="5.518cm" draw:start-shape="id33" draw:start-glue-point="6" draw:end-shape="id32" draw:end-glue-point="0" svg:d="M15766 4936h964v582" svg:viewBox="0 0 965 583">
          <text:p text:style-name="P2"><text:span text:style-name="T8">Iteration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</draw:connector>
        <draw:connector draw:style-name="gr50" draw:text-style-name="P2" draw:layer="layout" draw:line-skew="-0.654cm" svg:x1="17.429cm" svg:y1="5.812cm" svg:x2="17.772cm" svg:y2="3.857cm" draw:start-shape="id32" draw:start-glue-point="4" draw:end-shape="id35" draw:end-glue-point="10" svg:d="M17429 5812h208v-1955h135" svg:viewBox="0 0 344 1956">
          <text:p/>
        </draw:connector>
        <draw:connector draw:style-name="gr51" draw:text-style-name="P2" draw:layer="layout" draw:line-skew="-0.746cm" svg:x1="17.428cm" svg:y1="5.743cm" svg:x2="17.772cm" svg:y2="3.762cm" draw:start-shape="id32" draw:start-glue-point="6" draw:end-shape="id35" draw:end-glue-point="9" svg:d="M17428 5743h117v-1981h227" svg:viewBox="0 0 345 1982">
          <text:p/>
        </draw:connector>
        <draw:connector draw:style-name="gr52" draw:text-style-name="P4" draw:layer="layout" draw:type="line" svg:x1="18.173cm" svg:y1="3.858cm" svg:x2="17.772cm" svg:y2="3.857cm" draw:end-shape="id35" draw:end-glue-point="10" svg:d="M18173 3858l-401-1" svg:viewBox="0 0 402 2">
          <text:p/>
        </draw:connector>
        <draw:connector draw:style-name="gr53" draw:text-style-name="P4" draw:layer="layout" draw:type="line" svg:x1="17.772cm" svg:y1="3.762cm" svg:x2="18.185cm" svg:y2="3.766cm" draw:start-shape="id35" draw:start-glue-point="9" svg:d="M17772 3762l413 4" svg:viewBox="0 0 414 5">
          <text:p/>
        </draw:connector>
        <draw:line draw:style-name="gr9" draw:text-style-name="P4" draw:layer="layout" svg:x1="16.439cm" svg:y1="4.405cm" svg:x2="16.82cm" svg:y2="4.405cm">
          <text:p/>
        </draw:line>
        <draw:connector draw:style-name="gr37" draw:text-style-name="P4" draw:layer="layout" draw:type="line" svg:x1="17.429cm" svg:y1="5.949cm" svg:x2="18.131cm" svg:y2="5.95cm" draw:start-shape="id32" draw:start-glue-point="1" svg:d="M17429 5949l702 1" svg:viewBox="0 0 703 2">
          <text:p/>
        </draw:connector>
        <draw:frame draw:style-name="gr54" draw:text-style-name="P27" draw:layer="layout" svg:width="3.008cm" svg:height="0.645cm" svg:x="14.502cm" svg:y="2.04cm">
          <draw:text-box>
            <text:p><text:span text:style-name="T7">Grid TX </text:span><text:span text:style-name="T7">Stream</text:span></text:p>
          </draw:text-box>
        </draw:frame>
        <draw:connector draw:style-name="gr59" draw:text-style-name="P4" draw:layer="layout" draw:type="line" svg:x1="17.31cm" svg:y1="3.668cm" svg:x2="18.169cm" svg:y2="3.67cm" draw:start-shape="id34" draw:start-glue-point="5" svg:d="M17310 3668l859 2" svg:viewBox="0 0 860 3">
          <text:p/>
        </draw:connector>
        <draw:custom-shape draw:style-name="gr60" draw:text-style-name="P1" draw:layer="layout" svg:width="5.253cm" svg:height="4.572cm" svg:x="3.113cm" svg:y="7.246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8" draw:id="id38" draw:layer="layout" svg:width="0.381cm" svg:height="0.381cm" svg:x="5.831cm" svg:y="8.081cm">
          <text:p text:style-name="P2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line-skew="-0.332cm 0.321cm" svg:x1="7.858cm" svg:y1="8.272cm" svg:x2="6.625cm" svg:y2="8.081cm" draw:start-shape="id36" draw:start-glue-point="17" draw:end-shape="id37" draw:end-glue-point="4" svg:d="M7858 8272h177v-382h-1410v191" svg:viewBox="0 0 1411 383">
          <text:p/>
        </draw:connector>
        <draw:custom-shape draw:style-name="gr8" draw:text-style-name="P5" xml:id="id37" draw:id="id37" draw:layer="layout" svg:width="0.381cm" svg:height="0.381cm" svg:x="6.434cm" svg:y="8.081cm">
          <text:p text:style-name="P2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6.212cm" svg:y1="8.272cm" svg:x2="6.434cm" svg:y2="8.272cm" draw:start-shape="id38" draw:start-glue-point="10" draw:end-shape="id37" draw:end-glue-point="6" svg:d="M6212 8272h222" svg:viewBox="0 0 223 1">
          <text:p/>
        </draw:connector>
        <draw:connector draw:style-name="gr5" draw:text-style-name="P2" draw:layer="layout" svg:x1="6.815cm" svg:y1="8.272cm" svg:x2="7.096cm" svg:y2="8.272cm" draw:start-shape="id37" draw:start-glue-point="10" draw:end-shape="id36" draw:end-glue-point="16" svg:d="M6815 8272h281" svg:viewBox="0 0 282 1">
          <text:p/>
        </draw:connector>
        <draw:connector draw:style-name="gr4" draw:text-style-name="P4" draw:layer="layout" draw:type="line" svg:x1="7.858cm" svg:y1="8.272cm" svg:x2="8.881cm" svg:y2="8.27cm" draw:start-shape="id36" draw:start-glue-point="17" svg:d="M7858 8272l1023-2" svg:viewBox="0 0 1024 3">
          <text:p/>
        </draw:connector>
        <draw:frame draw:style-name="gr61" draw:text-style-name="P7" draw:layer="layout" svg:width="1.778cm" svg:height="0.489cm" svg:x="1.573cm" svg:y="7.9cm">
          <draw:text-box>
            <text:p text:style-name="P6"><text:span text:style-name="T3">Input Neuron</text:span></text:p>
          </draw:text-box>
        </draw:frame>
        <draw:frame draw:style-name="gr62" draw:text-style-name="P7" draw:layer="layout" svg:width="1.899cm" svg:height="0.489cm" svg:x="1.453cm" svg:y="9.109cm">
          <draw:text-box>
            <text:p text:style-name="P6"><text:span text:style-name="T3">Kernel Weight</text:span></text:p>
          </draw:text-box>
        </draw:frame>
        <draw:frame draw:style-name="gr61" draw:text-style-name="P9" draw:layer="layout" svg:width="2.159cm" svg:height="0.489cm" svg:x="8.208cm" svg:y="7.9cm">
          <draw:text-box>
            <text:p text:style-name="P8"><text:span text:style-name="T3">Feature Neurons</text:span></text:p>
          </draw:text-box>
        </draw:frame>
        <draw:frame draw:style-name="gr19" draw:text-style-name="P14" draw:layer="layout" svg:width="3.267cm" svg:height="0.725cm" svg:x="4.153cm" svg:y="7.096cm">
          <draw:text-box>
            <text:p><text:span text:style-name="T6">Folded </text:span><text:span text:style-name="T6">MACC</text:span></text:p>
          </draw:text-box>
        </draw:frame>
        <draw:custom-shape draw:style-name="gr63" draw:text-style-name="P28" xml:id="id36" draw:id="id36" draw:layer="layout" svg:width="0.762cm" svg:height="0.759cm" svg:x="7.096cm" svg:y="8.079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draw:glue-point draw:id="16" svg:x="-5cm" svg:y="-2.463cm"/>
          <draw:glue-point draw:id="17" svg:x="5cm" svg:y="-2.463cm"/>
          <text:p text:style-name="P2"><text:span text:style-name="T11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39" draw:id="id39" draw:layer="layout" svg:width="0.164cm" svg:height="0.1cm" draw:transform="rotate (-1.5707963267949) translate (7.196cm 8.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4" draw:text-style-name="P17" draw:layer="layout" svg:width="0.853cm" svg:height="0.408cm" svg:x="6.451cm" svg:y="8.427cm">
          <draw:text-box>
            <text:p><text:span text:style-name="T8">Clock</text:span></text:p>
          </draw:text-box>
        </draw:frame>
        <draw:connector draw:style-name="gr9" draw:text-style-name="P4" draw:layer="layout" draw:type="line" svg:x1="7.096cm" svg:y1="8.732cm" svg:x2="6.704cm" svg:y2="8.73cm" draw:start-shape="id39" draw:start-glue-point="7" svg:d="M7096 8732l-392-2" svg:viewBox="0 0 393 3">
          <text:p/>
        </draw:connector>
        <draw:custom-shape draw:style-name="gr65" draw:text-style-name="P29" xml:id="id41" draw:id="id41" draw:layer="layout" svg:width="1.535cm" svg:height="0.889cm" svg:x="3.691cm" svg:y="10.213cm">
          <text:p text:style-name="P2"><text:span text:style-name="T7">Grid</text:span></text:p>
          <text:p text:style-name="P2"><text:span text:style-name="T7">It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40" draw:id="id40" draw:layer="layout" svg:width="0.164cm" svg:height="0.1cm" draw:transform="rotate (-1.5707963267949) translate (3.793cm 10.8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3.048cm" svg:y="10.626cm">
          <draw:text-box>
            <text:p><text:span text:style-name="T8">Clock</text:span></text:p>
          </draw:text-box>
        </draw:frame>
        <draw:connector draw:style-name="gr9" draw:text-style-name="P4" draw:layer="layout" draw:type="line" svg:x1="3.693cm" svg:y1="10.931cm" svg:x2="3.334cm" svg:y2="10.932cm" draw:start-shape="id40" draw:start-glue-point="7" svg:d="M3693 10931l-359 1" svg:viewBox="0 0 360 2">
          <text:p/>
        </draw:connector>
        <draw:connector draw:style-name="gr37" draw:text-style-name="P4" draw:layer="layout" draw:type="line" svg:x1="3.691cm" svg:y1="10.657cm" svg:x2="2.553cm" svg:y2="10.657cm" draw:start-shape="id41" draw:start-glue-point="3" svg:d="M3691 10657h-1138" svg:viewBox="0 0 1139 1">
          <text:p/>
        </draw:connector>
        <draw:frame draw:style-name="gr42" draw:text-style-name="P17" draw:layer="layout" svg:width="0.853cm" svg:height="0.408cm" svg:x="3.084cm" svg:y="10.34cm">
          <draw:text-box>
            <text:p><text:span text:style-name="T8">Hold</text:span></text:p>
          </draw:text-box>
        </draw:frame>
        <draw:custom-shape draw:style-name="gr66" draw:text-style-name="P30" xml:id="id45" draw:id="id45" draw:layer="layout" svg:width="1.129cm" svg:height="1.06cm" svg:x="3.885cm" svg:y="7.74cm">
          <draw:glue-point draw:id="4" svg:x="4.945cm" svg:y="-4.229cm"/>
          <draw:glue-point draw:id="5" svg:x="4.953cm" svg:y="-3.526cm"/>
          <draw:glue-point draw:id="6" svg:x="4.953cm" svg:y="-2.806cm"/>
          <draw:glue-point draw:id="7" svg:x="4.953cm" svg:y="-2.097cm"/>
          <draw:glue-point draw:id="8" svg:x="4.953cm" svg:y="-1.377cm"/>
          <draw:glue-point draw:id="9" svg:x="4.953cm" svg:y="-0.663cm"/>
          <draw:glue-point draw:id="10" svg:x="4.953cm" svg:y="0.663cm"/>
          <draw:glue-point draw:id="11" svg:x="4.953cm" svg:y="1.372cm"/>
          <draw:glue-point draw:id="12" svg:x="4.953cm" svg:y="2.097cm"/>
          <draw:glue-point draw:id="13" svg:x="4.953cm" svg:y="2.8cm"/>
          <draw:glue-point draw:id="14" svg:x="4.953cm" svg:y="3.52cm"/>
          <draw:glue-point draw:id="15" svg:x="4.961cm" svg:y="4.235cm"/>
          <text:p text:style-name="P2"><text:span text:style-name="T11">Slice</text:span></text:p>
          <text:p text:style-name="P2"><text:span text:style-name="T11">Feature</text:span></text:p>
          <text:p text:style-name="P2"><text:span text:style-name="T11">Neur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1" xml:id="id42" draw:id="id42" draw:layer="layout" svg:width="1.06cm" svg:height="0.437cm" draw:transform="rotate (1.5707963267949) translate (5.226cm 8.8cm)">
          <text:p text:style-name="P21"><text:span text:style-name="T11">MUX</text:span></text:p>
          <draw:enhanced-geometry svg:viewBox="0 0 21600 21600" draw:mirror-vertical="true" draw:mirror-horizontal="false" draw:glue-points="?f6 10800 10800 21600 ?f5 10800 10800 0" draw:text-areas="?f3 ?f3 ?f4 ?f4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4" draw:layer="layout" svg:x1="5.014cm" svg:y1="7.816cm" svg:x2="5.224cm" svg:y2="7.816cm">
          <text:p/>
        </draw:line>
        <draw:line draw:style-name="gr9" draw:text-style-name="P4" draw:layer="layout" svg:x1="5.015cm" svg:y1="7.918cm" svg:x2="5.225cm" svg:y2="7.918cm">
          <text:p/>
        </draw:line>
        <draw:line draw:style-name="gr9" draw:text-style-name="P4" draw:layer="layout" svg:x1="5.015cm" svg:y1="8.02cm" svg:x2="5.225cm" svg:y2="8.02cm">
          <text:p/>
        </draw:line>
        <draw:line draw:style-name="gr46" draw:text-style-name="P4" draw:layer="layout" svg:x1="5.122cm" svg:y1="8.143cm" svg:x2="5.122cm" svg:y2="8.585cm">
          <text:p/>
        </draw:line>
        <draw:line draw:style-name="gr9" draw:text-style-name="P4" draw:layer="layout" svg:x1="5.014cm" svg:y1="8.705cm" svg:x2="5.224cm" svg:y2="8.705cm">
          <text:p/>
        </draw:line>
        <draw:connector draw:style-name="gr37" draw:text-style-name="P4" draw:layer="layout" draw:type="line" svg:x1="5.663cm" svg:y1="8.271cm" svg:x2="5.831cm" svg:y2="8.272cm" draw:start-shape="id42" draw:start-glue-point="5" svg:d="M5663 8271l168 1" svg:viewBox="0 0 169 2">
          <text:p/>
        </draw:connector>
        <draw:custom-shape draw:style-name="gr66" draw:text-style-name="P30" xml:id="id44" draw:id="id44" draw:layer="layout" svg:width="1.129cm" svg:height="1.06cm" svg:x="3.362cm" svg:y="8.997cm">
          <draw:glue-point draw:id="4" svg:x="4.945cm" svg:y="-4.229cm"/>
          <draw:glue-point draw:id="5" svg:x="4.953cm" svg:y="-3.526cm"/>
          <draw:glue-point draw:id="6" svg:x="4.953cm" svg:y="-2.806cm"/>
          <draw:glue-point draw:id="7" svg:x="4.953cm" svg:y="-2.097cm"/>
          <draw:glue-point draw:id="8" svg:x="4.953cm" svg:y="-1.377cm"/>
          <draw:glue-point draw:id="9" svg:x="4.953cm" svg:y="-0.663cm"/>
          <draw:glue-point draw:id="10" svg:x="4.953cm" svg:y="0.663cm"/>
          <draw:glue-point draw:id="11" svg:x="4.953cm" svg:y="1.372cm"/>
          <draw:glue-point draw:id="12" svg:x="4.953cm" svg:y="2.097cm"/>
          <draw:glue-point draw:id="13" svg:x="4.953cm" svg:y="2.8cm"/>
          <draw:glue-point draw:id="14" svg:x="4.953cm" svg:y="3.52cm"/>
          <draw:glue-point draw:id="15" svg:x="4.961cm" svg:y="4.235cm"/>
          <text:p text:style-name="P2"><text:span text:style-name="T11">Slice</text:span></text:p>
          <text:p text:style-name="P2"><text:span text:style-name="T11">Kernel</text:span></text:p>
          <text:p text:style-name="P2"><text:span text:style-name="T11">We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1" xml:id="id43" draw:id="id43" draw:layer="layout" svg:width="1.06cm" svg:height="0.437cm" draw:transform="rotate (1.5707963267949) translate (4.703cm 10.057cm)">
          <text:p text:style-name="P21"><text:span text:style-name="T11">MUX</text:span></text:p>
          <draw:enhanced-geometry svg:viewBox="0 0 21600 21600" draw:mirror-vertical="true" draw:mirror-horizontal="false" draw:glue-points="?f6 10800 10800 21600 ?f5 10800 10800 0" draw:text-areas="?f3 ?f3 ?f4 ?f4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4" draw:layer="layout" svg:x1="4.509cm" svg:y1="9.07cm" svg:x2="4.719cm" svg:y2="9.07cm">
          <text:p/>
        </draw:line>
        <draw:line draw:style-name="gr9" draw:text-style-name="P4" draw:layer="layout" svg:x1="4.51cm" svg:y1="9.172cm" svg:x2="4.72cm" svg:y2="9.172cm">
          <text:p/>
        </draw:line>
        <draw:line draw:style-name="gr9" draw:text-style-name="P4" draw:layer="layout" svg:x1="4.492cm" svg:y1="9.277cm" svg:x2="4.702cm" svg:y2="9.277cm">
          <text:p/>
        </draw:line>
        <draw:line draw:style-name="gr46" draw:text-style-name="P4" draw:layer="layout" svg:x1="4.599cm" svg:y1="9.4cm" svg:x2="4.599cm" svg:y2="9.842cm">
          <text:p/>
        </draw:line>
        <draw:line draw:style-name="gr9" draw:text-style-name="P4" draw:layer="layout" svg:x1="4.491cm" svg:y1="9.95cm" svg:x2="4.701cm" svg:y2="9.95cm">
          <text:p/>
        </draw:line>
        <draw:connector draw:style-name="gr57" draw:text-style-name="P2" draw:layer="layout" svg:x1="5.14cm" svg:y1="9.528cm" svg:x2="6.022cm" svg:y2="8.462cm" draw:start-shape="id43" draw:start-glue-point="5" draw:end-shape="id38" draw:end-glue-point="8" svg:d="M5140 9528h882v-1066" svg:viewBox="0 0 883 1067">
          <text:p/>
        </draw:connector>
        <draw:connector draw:style-name="gr37" draw:text-style-name="P4" draw:layer="layout" draw:type="line" svg:x1="3.362cm" svg:y1="9.527cm" svg:x2="2.539cm" svg:y2="9.527cm" draw:start-shape="id44" draw:start-glue-point="3" svg:d="M3362 9527h-823" svg:viewBox="0 0 824 1">
          <text:p/>
        </draw:connector>
        <draw:connector draw:style-name="gr37" draw:text-style-name="P4" draw:layer="layout" draw:type="line" svg:x1="3.885cm" svg:y1="8.27cm" svg:x2="2.551cm" svg:y2="8.27cm" draw:start-shape="id45" draw:start-glue-point="3" svg:d="M3885 8270h-1334" svg:viewBox="0 0 1335 1">
          <text:p/>
        </draw:connector>
        <draw:connector draw:style-name="gr68" draw:text-style-name="P32" draw:layer="layout" draw:line-skew="-0.289cm -1.57cm" svg:x1="5.226cm" svg:y1="10.657cm" svg:x2="4.921cm" svg:y2="9.962cm" draw:start-shape="id41" draw:start-glue-point="1" draw:end-shape="id43" draw:end-glue-point="4" svg:d="M5226 10657h219v-617h-524v-78" svg:viewBox="0 0 525 696">
          <text:p/>
        </draw:connector>
        <draw:connector draw:style-name="gr68" draw:text-style-name="P32" draw:layer="layout" draw:line-skew="-0.289cm" svg:x1="5.226cm" svg:y1="10.657cm" svg:x2="5.444cm" svg:y2="8.705cm" draw:start-shape="id41" draw:start-glue-point="1" draw:end-shape="id42" draw:end-glue-point="4" svg:d="M5226 10657h219v-1148h-1v-804" svg:viewBox="0 0 220 1953">
          <text:p/>
        </draw:connector>
        <draw:connector draw:style-name="gr69" draw:text-style-name="P4" draw:layer="layout" draw:type="line" svg:x1="5.226cm" svg:y1="10.657cm" svg:x2="8.887cm" svg:y2="10.656cm" draw:start-shape="id41" draw:start-glue-point="1" svg:d="M5226 10657l3661-1" svg:viewBox="0 0 3662 2">
          <text:p/>
        </draw:connector>
        <draw:custom-shape draw:style-name="gr70" draw:text-style-name="P25" xml:id="id46" draw:id="id46" draw:layer="layout" svg:width="1.397cm" svg:height="0.761cm" svg:x="5.653cm" svg:y="10.848cm">
          <draw:glue-point draw:id="4" svg:x="5.062cm" svg:y="-1.594cm"/>
          <draw:glue-point draw:id="5" svg:x="5.003cm" svg:y="3.445cm"/>
          <draw:glue-point draw:id="6" svg:x="5.002cm" svg:y="-2.401cm"/>
          <draw:glue-point draw:id="7" svg:x="-4.997cm" svg:y="2.401cm"/>
          <draw:glue-point draw:id="8" svg:x="-5.068cm" svg:y="-0.893cm"/>
          <draw:glue-point draw:id="9" svg:x="-4.996cm" svg:y="0.932cm"/>
          <text:p text:style-name="P2"><text:span text:style-name="T9">Control</text:span></text:p>
          <text:p text:style-name="P2"><text:span text:style-name="T9">Logic</text:span></text:p>
          <draw:enhanced-geometry svg:viewBox="0 0 21600 21600" draw:type="rectangle" draw:enhanced-path="M 0 0 L 21600 0 21600 21600 0 21600 0 0 Z N"/>
        </draw:custom-shape>
        <draw:connector draw:style-name="gr71" draw:text-style-name="P2" draw:layer="layout" draw:line-skew="0.009cm" svg:x1="5.226cm" svg:y1="10.657cm" svg:x2="5.653cm" svg:y2="11.161cm" draw:start-shape="id41" draw:start-glue-point="1" draw:end-shape="id46" draw:end-glue-point="8" svg:d="M5226 10657h219v504h208" svg:viewBox="0 0 428 505">
          <text:p/>
        </draw:connector>
        <draw:connector draw:style-name="gr9" draw:text-style-name="P4" draw:layer="layout" draw:type="line" svg:x1="16.029cm" svg:y1="6.284cm" svg:x2="15.761cm" svg:y2="6.289cm" svg:d="M16029 6284l-268 5" svg:viewBox="0 0 269 6">
          <text:p/>
        </draw:connector>
        <draw:connector draw:style-name="gr9" draw:text-style-name="P4" draw:layer="layout" draw:type="line" svg:x1="14.542cm" svg:y1="11.504cm" svg:x2="14.274cm" svg:y2="11.509cm" svg:d="M14542 11504l-268 5" svg:viewBox="0 0 269 6">
          <text:p/>
        </draw:connector>
        <draw:connector draw:style-name="gr57" draw:text-style-name="P2" draw:layer="layout" draw:line-skew="-0.135cm" svg:x1="15.942cm" svg:y1="11.818cm" svg:x2="16.402cm" svg:y2="11.742cm" draw:start-shape="id26" draw:start-glue-point="1" draw:end-shape="id27" draw:end-glue-point="7" svg:d="M15942 11818h94v-76h366" svg:viewBox="0 0 461 77">
          <text:p/>
        </draw:connector>
        <draw:custom-shape draw:style-name="gr72" draw:text-style-name="P32" draw:layer="layout" svg:width="0.061cm" svg:height="0.06cm" svg:x="15.216cm" svg:y="10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2" draw:layer="layout" svg:width="0.061cm" svg:height="0.06cm" svg:x="14.05cm" svg:y="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3" draw:layer="layout" svg:width="0.061cm" svg:height="0.06cm" svg:x="5.416cm" svg:y="10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4" draw:layer="layout" draw:type="line" svg:x1="7.05cm" svg:y1="11.228cm" svg:x2="8.893cm" svg:y2="11.224cm" draw:start-shape="id46" draw:start-glue-point="1" svg:d="M7050 11228l1843-4" svg:viewBox="0 0 1844 5">
          <text:p/>
        </draw:connector>
        <draw:frame draw:style-name="gr62" draw:text-style-name="P7" draw:layer="layout" svg:width="2.667cm" svg:height="0.489cm" svg:x="8.239cm" svg:y="10.847cm">
          <draw:text-box>
            <text:p text:style-name="P6"><text:span text:style-name="T3">Convolution </text:span><text:span text:style-name="T3">Complete</text:span></text:p>
          </draw:text-box>
        </draw:frame>
        <draw:frame draw:style-name="gr74" draw:text-style-name="P7" draw:layer="layout" svg:width="1.27cm" svg:height="0.489cm" svg:x="8.239cm" svg:y="10.294cm">
          <draw:text-box>
            <text:p text:style-name="P6"><text:span text:style-name="T3">Iterator</text:span></text:p>
          </draw:text-box>
        </draw:frame>
        <draw:custom-shape draw:style-name="gr73" draw:text-style-name="P33" draw:layer="layout" svg:width="0.061cm" svg:height="0.06cm" svg:x="5.419cm" svg:y="10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4" draw:layer="layout" draw:type="line" svg:x1="5.654cm" svg:y1="11.298cm" svg:x2="2.554cm" svg:y2="11.305cm" draw:start-shape="id46" draw:start-glue-point="9" svg:d="M5654 11298l-3100 7" svg:viewBox="0 0 3101 8">
          <text:p/>
        </draw:connector>
        <draw:frame draw:style-name="gr62" draw:text-style-name="P7" draw:layer="layout" svg:width="1.899cm" svg:height="0.489cm" svg:x="1.678cm" svg:y="10.294cm">
          <draw:text-box>
            <text:p text:style-name="P6"><text:span text:style-name="T3">MACC Hold</text:span></text:p>
          </draw:text-box>
        </draw:frame>
        <draw:frame draw:style-name="gr74" draw:text-style-name="P7" draw:layer="layout" svg:width="2.285cm" svg:height="0.489cm" svg:x="1.047cm" svg:y="10.882cm">
          <draw:text-box>
            <text:p text:style-name="P6"><text:span text:style-name="T3">Transfer Complete</text:span></text:p>
          </draw:text-box>
        </draw:frame>
        <draw:custom-shape draw:style-name="gr26" draw:text-style-name="P4" xml:id="id47" draw:id="id47" draw:layer="layout" svg:width="0.164cm" svg:height="0.1cm" draw:transform="rotate (-1.5707963267949) translate (5.757cm 11.4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5.012cm" svg:y="11.201cm">
          <draw:text-box>
            <text:p><text:span text:style-name="T8">Clock</text:span></text:p>
          </draw:text-box>
        </draw:frame>
        <draw:connector draw:style-name="gr9" draw:text-style-name="P4" draw:layer="layout" draw:type="line" svg:x1="5.657cm" svg:y1="11.506cm" svg:x2="5.298cm" svg:y2="11.507cm" draw:start-shape="id47" draw:start-glue-point="7" svg:d="M5657 11506l-359 1" svg:viewBox="0 0 360 2">
          <text:p/>
        </draw:connector>
        <draw:connector draw:style-name="gr57" draw:text-style-name="P2" draw:layer="layout" draw:line-skew="1.005cm" svg:x1="14.337cm" svg:y1="4.333cm" svg:x2="13.585cm" svg:y2="5.951cm" draw:start-shape="id29" draw:start-glue-point="16" draw:end-shape="id48" draw:end-glue-point="3" svg:d="M14337 4333h-256v1618h-496" svg:viewBox="0 0 753 1619">
          <text:p/>
        </draw:connector>
        <draw:custom-shape draw:style-name="gr72" draw:text-style-name="P32" draw:layer="layout" svg:width="0.061cm" svg:height="0.06cm" svg:x="16.703cm" svg:y="4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0.853cm" svg:height="0.408cm" svg:x="14.117cm" svg:y="4.148cm">
          <draw:text-box>
            <text:p><text:span text:style-name="T8">E</text:span><text:span text:style-name="T8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23:59:58.251428013</meta:creation-date>
    <dc:date>2019-12-08T04:57:22.448999950</dc:date>
    <meta:editing-duration>PT42M34S</meta:editing-duration>
    <meta:editing-cycles>16</meta:editing-cycles>
    <meta:generator>LibreOffice/6.0.7.3$Linux_X86_64 LibreOffice_project/00m0$Build-3</meta:generator>
    <meta:document-statistic meta:object-count="230"/>
  </office:meta>
</office:document-meta>
</file>